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4.886cm"/>
    </style:style>
    <style:style style:name="co8" style:family="table-column">
      <style:table-column-properties fo:break-before="auto" style:column-width="1.371cm"/>
    </style:style>
    <style:style style:name="co9" style:family="table-column">
      <style:table-column-properties fo:break-before="auto" style:column-width="1.6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3.29cm"/>
    </style:style>
    <style:style style:name="co12" style:family="table-column">
      <style:table-column-properties fo:break-before="auto" style:column-width="1.236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5.948cm"/>
    </style:style>
    <style:style style:name="co15" style:family="table-column">
      <style:table-column-properties fo:break-before="auto" style:column-width="1.496cm"/>
    </style:style>
    <style:style style:name="co16" style:family="table-column">
      <style:table-column-properties fo:break-before="auto" style:column-width="1.5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397cm" fo:break-before="auto" style:use-optimal-row-height="true"/>
    </style:style>
    <style:style style:name="ro3" style:family="table-row">
      <style:table-row-properties style:row-height="0.3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3">
      <style:table-cell-properties fo:border="0.06pt solid #000000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3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3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15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order="none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19" style:family="table-cell" style:parent-style-name="Default" style:data-style-name="N3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 style:data-style-name="N3">
      <style:table-cell-properties fo:border-bottom="none" fo:border-left="0.06pt solid #000000" fo:border-right="0.06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22" style:family="table-cell" style:parent-style-name="Default">
      <style:table-cell-properties fo:border-bottom="none" fo:border-left="none" fo:border-right="0.06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>
      <style:table-cell-properties fo:border="none"/>
      <style:text-properties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 style:data-style-name="N3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112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30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31" style:family="table-cell" style:parent-style-name="Default" style:data-style-name="N3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32" style:family="table-cell" style:parent-style-name="Default" style:data-style-name="N3">
      <style:table-cell-properties fo:border="0.06pt solid #000000"/>
      <style:text-properties fo:font-size="9pt" style:font-size-asian="9pt" style:font-size-complex="9pt"/>
    </style:style>
    <style:style style:name="ce33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34" style:family="table-cell" style:parent-style-name="Default" style:data-style-name="N3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35" style:family="table-cell" style:parent-style-name="Default" style:data-style-name="N112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36" style:family="table-cell" style:parent-style-name="Default" style:data-style-name="N3">
      <style:text-properties fo:font-size="9pt" style:font-size-asian="9pt" style:font-size-complex="9pt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38" style:family="table-cell" style:parent-style-name="Default" style:data-style-name="N3">
      <style:table-cell-properties fo:border="none"/>
      <style:text-properties fo:font-size="9pt" style:font-size-asian="9pt" style:font-size-complex="9pt"/>
    </style:style>
    <style:style style:name="ce39" style:family="table-cell" style:parent-style-name="Default" style:data-style-name="N3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40" style:family="table-cell" style:parent-style-name="Default" style:data-style-name="N3">
      <style:table-cell-properties fo:border-bottom="0.06pt solid #000000" fo:border-left="0.06pt solid #000000" fo:border-right="none" fo:border-top="none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45" style:family="table-cell" style:parent-style-name="Default" style:data-style-name="N3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46" style:family="table-cell" style:parent-style-name="Default" style:data-style-name="N3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48" style:family="table-cell" style:parent-style-name="Default" style:data-style-name="N112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49" style:family="table-cell" style:parent-style-name="Default" style:data-style-name="N112">
      <style:text-properties fo:font-size="9pt" style:font-size-asian="9pt" style:font-size-complex="9pt"/>
    </style:style>
    <style:style style:name="ce50" style:family="table-cell" style:parent-style-name="Default">
      <style:table-cell-properties fo:border="none"/>
      <style:text-properties fo:font-size="9pt" style:font-size-asian="9pt" style:font-size-complex="9pt"/>
    </style:style>
    <style:style style:name="ce51" style:family="table-cell" style:parent-style-name="Default">
      <style:table-cell-properties fo:border-bottom="none" fo:border-left="0.06pt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order-bottom="none" fo:border-left="0.06pt solid #000000" fo:border-right="none" fo:border-top="none"/>
      <style:text-properties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54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9pt" style:font-size-asian="9pt" style:font-size-complex="9pt"/>
    </style:style>
    <style:style style:name="ce55" style:family="table-cell" style:parent-style-name="Default" style:data-style-name="N3">
      <style:table-cell-properties fo:border-bottom="0.06pt solid #000000" fo:border-left="none" fo:border-right="none" fo:border-top="0.06pt solid #000000"/>
      <style:text-properties fo:color="#ffffff" fo:font-size="9pt" style:font-size-asian="9pt" style:font-size-complex="9pt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  <style:text-properties fo:font-size="9pt" style:font-size-asian="9pt" style:font-size-complex="9pt"/>
    </style:style>
    <style:style style:name="ce57" style:family="table-cell" style:parent-style-name="Default">
      <style:table-cell-properties fo:border-bottom="0.06pt solid #000000" fo:border-left="0.06pt solid #000000" fo:border-right="none" fo:border-top="none"/>
      <style:text-properties fo:font-size="9pt" style:font-size-asian="9pt" style:font-size-complex="9pt"/>
    </style:style>
    <style:style style:name="ce58" style:family="table-cell" style:parent-style-name="Default" style:data-style-name="N3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59" style:family="table-cell" style:parent-style-name="Default" style:data-style-name="N3">
      <style:table-cell-properties fo:border-bottom="none" fo:border-left="0.06pt solid #000000" fo:border-right="none" fo:border-top="0.06pt solid #000000"/>
      <style:text-properties fo:font-size="9pt" style:font-size-asian="9pt" style:font-size-complex="9pt"/>
    </style:style>
    <style:style style:name="ce60" style:family="table-cell" style:parent-style-name="Default" style:data-style-name="N3">
      <style:table-cell-properties fo:border-bottom="none" fo:border-left="0.06pt solid #000000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 style:data-style-name="N3">
      <style:table-cell-properties fo:border-bottom="0.06pt solid #000000" fo:border-left="0.06pt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3">
      <style:table-cell-properties fo:border-bottom="none" fo:border-left="0.06pt solid #000000" fo:border-right="0.06pt solid #000000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64" style:family="table-cell" style:parent-style-name="Default" style:data-style-name="N3">
      <style:table-cell-properties fo:border-bottom="0.06pt solid #000000" fo:border-left="0.06pt solid #000000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3">
      <style:table-cell-properties fo:border-bottom="none" fo:border-left="0.06pt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66" style:family="table-cell" style:parent-style-name="Default" style:data-style-name="N112">
      <style:table-cell-properties fo:border-bottom="0.06pt solid #000000" fo:border-left="0.06pt solid #000000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 style:data-style-name="N3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68" style:family="table-cell" style:parent-style-name="Default" style:data-style-name="N3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69" style:family="table-cell" style:parent-style-name="Default" style:data-style-name="N3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70" style:family="table-cell" style:parent-style-name="Default" style:data-style-name="N3">
      <style:table-cell-properties fo:border-bottom="0.06pt solid #000000" fo:border-left="0.06pt solid #000000" fo:border-right="none" fo:border-top="0.06pt solid #000000"/>
      <style:text-properties fo:font-size="9pt" style:font-size-asian="9pt" style:font-size-complex="9pt"/>
    </style:style>
    <style:style style:name="ce71" style:family="table-cell" style:parent-style-name="Default" style:data-style-name="N112">
      <style:table-cell-properties fo:border-bottom="0.06pt solid #000000" fo:border-left="none" fo:border-right="none" fo:border-top="0.06pt solid #000000"/>
      <style:text-properties fo:color="#ffffff" fo:font-size="9pt" style:font-size-asian="9pt" style:font-size-complex="9pt"/>
    </style:style>
    <style:style style:name="ce72" style:family="table-cell" style:parent-style-name="Default" style:data-style-name="N3">
      <style:table-cell-properties fo:border-bottom="none" fo:border-left="none" fo:border-right="0.06pt solid #000000" fo:border-top="none"/>
      <style:text-properties fo:color="#ffffff" fo:font-size="9pt" style:font-size-asian="9pt" style:font-size-complex="9pt"/>
    </style:style>
    <style:style style:name="ce73" style:family="table-cell" style:parent-style-name="Default" style:data-style-name="N112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74" style:family="table-cell" style:parent-style-name="Default" style:data-style-name="N3">
      <style:table-cell-properties fo:border-bottom="none" style:cell-protect="protected" style:print-content="false" fo:border-left="none" fo:border-right="0.06pt solid #000000" fo:border-top="none"/>
      <style:text-properties fo:color="#ffffff" fo:font-size="9pt" style:font-size-asian="9pt" style:font-size-complex="9pt"/>
    </style:style>
    <style:style style:name="ce75" style:family="table-cell" style:parent-style-name="Default" style:data-style-name="N112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12"/>
    <style:style style:name="ce77" style:family="table-cell" style:parent-style-name="Default" style:data-style-name="N112">
      <style:text-properties fo:font-weight="bold" style:font-weight-asian="bold" style:font-weight-complex="bold"/>
    </style:style>
    <style:style style:name="ce78" style:family="table-cell" style:parent-style-name="Default" style:data-style-name="N112">
      <style:table-cell-properties fo:background-color="#000000"/>
      <style:text-properties fo:color="#e6e6ff" fo:font-weight="bold" style:font-weight-asian="bold" style:font-weight-complex="bold"/>
    </style:style>
    <style:style style:name="ce79" style:family="table-cell" style:parent-style-name="Default" style:data-style-name="N112">
      <style:table-cell-properties fo:background-color="#000000"/>
      <style:text-properties fo:color="#ffffff"/>
    </style:style>
    <style:style style:name="ce80" style:family="table-cell" style:parent-style-name="Default" style:data-style-name="N112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table table:name="Equip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Original Cost</text:p>
          </table:table-cell>
          <table:table-cell office:value-type="string">
            <text:p>Residual Value</text:p>
          </table:table-cell>
          <table:table-cell office:value-type="string">
            <text:p>Expected Life</text:p>
          </table:table-cell>
          <table:table-cell office:value-type="string">
            <text:p>Depreciation</text:p>
          </table:table-cell>
          <table:table-cell office:value-type="string">
            <text:p>New Value</text:p>
          </table:table-cell>
        </table:table-row>
        <table:table-row table:style-name="ro1">
          <table:table-cell table:formula="of:=['Cash Flow Year 1'.B34]" office:value-type="float" office:value="10750">
            <text:p>1075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([.A2]-[.B2])/[.C2]" office:value-type="float" office:value="2050">
            <text:p>2050</text:p>
          </table:table-cell>
          <table:table-cell table:formula="of:=[.A2]-[.D2]" office:value-type="float" office:value="8700">
            <text:p>8700</text:p>
          </table:table-cell>
        </table:table-row>
        <table:table-row table:style-name="ro1">
          <table:table-cell table:formula="of:=['Cash Flow Year 1'.B35]" office:value-type="float" office:value="2550">
            <text:p>2550</text:p>
          </table:table-cell>
          <table:table-cell table:formula="of:=[.A3]/10" office:value-type="float" office:value="255">
            <text:p>255</text:p>
          </table:table-cell>
          <table:table-cell office:value-type="float" office:value="2">
            <text:p>2</text:p>
          </table:table-cell>
          <table:table-cell table:formula="of:=([.A3]-[.B3])/[.C3]" office:value-type="float" office:value="1147.5">
            <text:p>1147.5</text:p>
          </table:table-cell>
          <table:table-cell table:formula="of:=[.A3]-[.D3]" office:value-type="float" office:value="1402.5">
            <text:p>1402.5</text:p>
          </table:table-cell>
        </table:table-row>
        <table:table-row table:style-name="ro1">
          <table:table-cell table:formula="of:=['Cash Flow Year 1'.B36]"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A4]-[.B4])/[.C4]" office:value-type="float" office:value="2500">
            <text:p>2500</text:p>
          </table:table-cell>
          <table:table-cell table:formula="of:=[.A4]-[.D4]" office:value-type="float" office:value="0">
            <text:p>0</text:p>
          </table:table-cell>
        </table:table-row>
      </table:table>
      <table:table table:name="Salaries" table:style-name="ta1">
        <table:table-column table:style-name="co6" table:default-cell-style-name="Default"/>
        <table:table-column table:style-name="co5" table:default-cell-style-name="ce4"/>
        <table:table-column table:style-name="co5" table:number-columns-repeated="1022" table:default-cell-style-name="Default"/>
        <table:table-row table:style-name="ro1">
          <table:table-cell table:style-name="ce1"/>
          <table:table-cell/>
          <table:table-cell office:value-type="string">
            <text:p>January</text:p>
          </table:table-cell>
          <table:table-cell office:value-type="string">
            <text:p>Feb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Director</text:p>
          </table:table-cell>
          <table:table-cell table:style-name="ce5" office:value-type="float" office:value="20000">
            <text:p>20,000</text:p>
          </table:table-cell>
          <table:table-cell table:number-columns-repeated="11" table:style-name="ce7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ystem Develop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obile Develop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upport</text:p>
          </table:table-cell>
          <table:table-cell office:value-type="float" office:value="20000">
            <text:p>20,000</text:p>
          </table:table-cell>
          <table:table-cell table:number-columns-repeated="4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rketing Manag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ales Team</text:p>
          </table:table-cell>
          <table:table-cell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leaner</text:p>
          </table:table-cell>
          <table:table-cell office:value-type="float" office:value="8000">
            <text:p>8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alaries</text:p>
          </table:table-cell>
          <table:table-cell table:style-name="ce6"/>
          <table:table-cell table:style-name="ce6" table:formula="of:=SUMPRODUCT([.B2:.B8];[.C2:.C8])/12" office:value-type="float" office:value="9416.66666666667">
            <text:p>9,417</text:p>
          </table:table-cell>
          <table:table-cell table:style-name="ce6" table:formula="of:=SUMPRODUCT([.B2:.B8];[.D2:.D8])/12" office:value-type="float" office:value="9416.66666666667">
            <text:p>9,417</text:p>
          </table:table-cell>
          <table:table-cell table:style-name="ce6" table:formula="of:=SUMPRODUCT([.B2:.B8];[.E2:.E8])/12" office:value-type="float" office:value="9416.66666666667">
            <text:p>9,417</text:p>
          </table:table-cell>
          <table:table-cell table:style-name="ce6" table:formula="of:=SUMPRODUCT([.B2:.B8];[.F2:.F8])/12" office:value-type="float" office:value="9416.66666666667">
            <text:p>9,417</text:p>
          </table:table-cell>
          <table:table-cell table:style-name="ce6" table:formula="of:=SUMPRODUCT([.B2:.B8];[.G2:.G8])/12" office:value-type="float" office:value="11083.3333333333">
            <text:p>11,083</text:p>
          </table:table-cell>
          <table:table-cell table:style-name="ce6" table:formula="of:=SUMPRODUCT([.B2:.B8];[.H2:.H8])/12" office:value-type="float" office:value="11083.3333333333">
            <text:p>11,083</text:p>
          </table:table-cell>
          <table:table-cell table:style-name="ce6" table:formula="of:=SUMPRODUCT([.B2:.B8];[.I2:.I8])/12" office:value-type="float" office:value="11083.3333333333">
            <text:p>11,083</text:p>
          </table:table-cell>
          <table:table-cell table:style-name="ce6" table:formula="of:=SUMPRODUCT([.B2:.B8];[.J2:.J8])/12" office:value-type="float" office:value="11083.3333333333">
            <text:p>11,083</text:p>
          </table:table-cell>
          <table:table-cell table:style-name="ce6" table:formula="of:=SUMPRODUCT([.B2:.B8];[.K2:.K8])/12" office:value-type="float" office:value="11083.3333333333">
            <text:p>11,083</text:p>
          </table:table-cell>
          <table:table-cell table:style-name="ce6" table:formula="of:=SUMPRODUCT([.B2:.B8];[.L2:.L8])/12" office:value-type="float" office:value="12166.6666666667">
            <text:p>12,167</text:p>
          </table:table-cell>
          <table:table-cell table:style-name="ce6" table:formula="of:=SUMPRODUCT([.B2:.B8];[.M2:.M8])/12" office:value-type="float" office:value="12166.6666666667">
            <text:p>12,167</text:p>
          </table:table-cell>
          <table:table-cell table:style-name="ce11" table:formula="of:=SUMPRODUCT([.B2:.B8];[.N2:.N8])/12" office:value-type="float" office:value="12166.6666666667">
            <text:p>12,167</text:p>
          </table:table-cell>
          <table:table-cell table:style-name="ce4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t and Loss Year 1" table:style-name="ta1">
        <table:table-column table:style-name="co7" table:default-cell-style-name="ce27"/>
        <table:table-column table:style-name="co8" table:default-cell-style-name="ce27"/>
        <table:table-column table:style-name="co9" table:number-columns-repeated="12" table:default-cell-style-name="ce27"/>
        <table:table-column table:style-name="co10" table:number-columns-repeated="2" table:default-cell-style-name="ce27"/>
        <table:table-column table:style-name="co5" table:number-columns-repeated="1008" table:default-cell-style-name="ce27"/>
        <table:table-row table:style-name="ro2">
          <table:table-cell table:style-name="ce12"/>
          <table:table-cell table:style-name="ce28"/>
          <table:table-cell table:style-name="ce28" office:value-type="string">
            <text:p>January</text:p>
          </table:table-cell>
          <table:table-cell table:style-name="ce28" office:value-type="string">
            <text:p>February</text:p>
          </table:table-cell>
          <table:table-cell table:style-name="ce28" office:value-type="string">
            <text:p>March</text:p>
          </table:table-cell>
          <table:table-cell table:style-name="ce28" office:value-type="string">
            <text:p>April</text:p>
          </table:table-cell>
          <table:table-cell table:style-name="ce28" office:value-type="string">
            <text:p>May</text:p>
          </table:table-cell>
          <table:table-cell table:style-name="ce28" office:value-type="string">
            <text:p>June</text:p>
          </table:table-cell>
          <table:table-cell table:style-name="ce28" office:value-type="string">
            <text:p>July</text:p>
          </table:table-cell>
          <table:table-cell table:style-name="ce28" office:value-type="string">
            <text:p>August</text:p>
          </table:table-cell>
          <table:table-cell table:style-name="ce34" office:value-type="string">
            <text:p>Sptmber</text:p>
          </table:table-cell>
          <table:table-cell table:style-name="ce28" office:value-type="string">
            <text:p>October</text:p>
          </table:table-cell>
          <table:table-cell table:style-name="ce28" office:value-type="string">
            <text:p>November</text:p>
          </table:table-cell>
          <table:table-cell table:style-name="ce42" office:value-type="string">
            <text:p>December</text:p>
          </table:table-cell>
          <table:table-cell table:number-columns-repeated="1010"/>
        </table:table-row>
        <table:table-row table:style-name="ro3">
          <table:table-cell table:style-name="ce13" office:value-type="string">
            <text:p>Sales</text:p>
          </table:table-cell>
          <table:table-cell table:style-name="ce18"/>
          <table:table-cell table:style-name="ce37" table:number-columns-repeated="11"/>
          <table:table-cell table:style-name="ce43"/>
          <table:table-cell table:number-columns-repeated="1010"/>
        </table:table-row>
        <table:table-row table:style-name="ro1">
          <table:table-cell table:style-name="ce14" office:value-type="string">
            <text:p>Mobile Platform Set-Up (OTC)</text:p>
          </table:table-cell>
          <table:table-cell table:style-name="ce14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table:style-name="ce44" office:value-type="float" office:value="75">
            <text:p>75</text:p>
          </table:table-cell>
          <table:table-cell table:style-name="Default" table:number-columns-repeated="2"/>
          <table:table-cell/>
          <table:table-cell table:style-name="ce50"/>
          <table:table-cell table:number-columns-repeated="1006"/>
        </table:table-row>
        <table:table-row table:style-name="ro1">
          <table:table-cell table:style-name="ce14" office:value-type="string">
            <text:p>Social Media Presence (MLC)</text:p>
          </table:table-cell>
          <table:table-cell table:style-name="ce14"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style-name="ce44" office:value-type="float" office:value="55">
            <text:p>55</text:p>
          </table:table-cell>
          <table:table-cell table:style-name="Default" table:number-columns-repeated="2"/>
          <table:table-cell/>
          <table:table-cell table:style-name="ce50"/>
          <table:table-cell table:number-columns-repeated="1006"/>
        </table:table-row>
        <table:table-row table:style-name="ro1">
          <table:table-cell table:style-name="ce14" office:value-type="string">
            <text:p>Small Business Package (OTC)</text:p>
          </table:table-cell>
          <table:table-cell table:style-name="ce14"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style-name="ce44" office:value-type="float" office:value="42">
            <text:p>42</text:p>
          </table:table-cell>
          <table:table-cell table:style-name="Default" table:number-columns-repeated="2"/>
          <table:table-cell/>
          <table:table-cell table:style-name="ce50"/>
          <table:table-cell table:number-columns-repeated="1006"/>
        </table:table-row>
        <table:table-row table:style-name="ro1">
          <table:table-cell table:style-name="ce14" office:value-type="string">
            <text:p>Basic CRM (MLC)</text:p>
          </table:table-cell>
          <table:table-cell table:style-name="ce14"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table:style-name="ce44" office:value-type="float" office:value="125">
            <text:p>125</text:p>
          </table:table-cell>
          <table:table-cell table:style-name="Default" table:number-columns-repeated="2"/>
          <table:table-cell/>
          <table:table-cell table:style-name="ce50"/>
          <table:table-cell table:number-columns-repeated="1006"/>
        </table:table-row>
        <table:table-row table:style-name="ro1">
          <table:table-cell table:style-name="ce14" office:value-type="string">
            <text:p>Forecasting System (MLC)</text:p>
          </table:table-cell>
          <table:table-cell table:style-name="ce29" office:value-type="float" office:value="100">
            <text:p>100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style-name="ce44" office:value-type="float" office:value="35">
            <text:p>35</text:p>
          </table:table-cell>
          <table:table-cell table:style-name="Default" table:number-columns-repeated="2"/>
          <table:table-cell/>
          <table:table-cell table:style-name="ce50"/>
          <table:table-cell table:number-columns-repeated="1006"/>
        </table:table-row>
        <table:table-row table:style-name="ro3">
          <table:table-cell table:style-name="ce15" office:value-type="string">
            <text:p>Total Sales</text:p>
          </table:table-cell>
          <table:table-cell table:style-name="ce30"/>
          <table:table-cell table:style-name="ce28" table:formula="of:=SUMPRODUCT([.B3:.B7];[.C3:.C7])" office:value-type="float" office:value="0">
            <text:p>0</text:p>
          </table:table-cell>
          <table:table-cell table:style-name="ce28" table:formula="of:=SUMPRODUCT([.B3:.B7];[.D3:.D7])" office:value-type="float" office:value="0">
            <text:p>0</text:p>
          </table:table-cell>
          <table:table-cell table:style-name="ce28" table:formula="of:=SUMPRODUCT([.B3:.B7];[.E3:.E7])" office:value-type="float" office:value="4415">
            <text:p>4415</text:p>
          </table:table-cell>
          <table:table-cell table:style-name="ce28" table:formula="of:=SUMPRODUCT([.B3:.B7];[.F3:.F7])" office:value-type="float" office:value="6390">
            <text:p>6390</text:p>
          </table:table-cell>
          <table:table-cell table:style-name="ce28" table:formula="of:=SUMPRODUCT([.B3:.B7];[.G3:.G7])" office:value-type="float" office:value="7055">
            <text:p>7055</text:p>
          </table:table-cell>
          <table:table-cell table:style-name="ce28" table:formula="of:=SUMPRODUCT([.B2:.B7];[.H2:.H7])" office:value-type="float" office:value="9120">
            <text:p>9120</text:p>
          </table:table-cell>
          <table:table-cell table:style-name="ce28" table:formula="of:=SUMPRODUCT([.B3:.B7];[.I3:.I7])" office:value-type="float" office:value="10725">
            <text:p>10725</text:p>
          </table:table-cell>
          <table:table-cell table:style-name="ce28" table:formula="of:=SUMPRODUCT([.B3:.B7];[.J3:.J7])" office:value-type="float" office:value="14695">
            <text:p>14695</text:p>
          </table:table-cell>
          <table:table-cell table:style-name="ce28" table:formula="of:=SUMPRODUCT([.B3:.B7];[.K3:.K7])" office:value-type="float" office:value="19670">
            <text:p>19670</text:p>
          </table:table-cell>
          <table:table-cell table:style-name="ce28" table:formula="of:=SUMPRODUCT([.B3:.B7];[.L3:.L7])" office:value-type="float" office:value="20115">
            <text:p>20115</text:p>
          </table:table-cell>
          <table:table-cell table:style-name="ce28" table:formula="of:=SUMPRODUCT([.B3:.B7];[.M3:.M7])" office:value-type="float" office:value="27310">
            <text:p>27310</text:p>
          </table:table-cell>
          <table:table-cell table:style-name="ce42" table:formula="of:=SUMPRODUCT([.B2:.B7];[.N2:.N7])" office:value-type="float" office:value="33075">
            <text:p>33075</text:p>
          </table:table-cell>
          <table:table-cell table:number-columns-repeated="1010"/>
        </table:table-row>
        <table:table-row table:style-name="ro3">
          <table:table-cell table:style-name="ce16"/>
          <table:table-cell table:number-columns-repeated="12"/>
          <table:table-cell table:style-name="ce44"/>
          <table:table-cell table:number-columns-repeated="1010"/>
        </table:table-row>
        <table:table-row table:style-name="ro3">
          <table:table-cell table:style-name="ce17" office:value-type="string">
            <text:p>Overhead Costs</text:p>
          </table:table-cell>
          <table:table-cell table:number-columns-repeated="12"/>
          <table:table-cell table:style-name="ce44"/>
          <table:table-cell table:number-columns-repeated="1010"/>
        </table:table-row>
        <table:table-row table:style-name="ro3">
          <table:table-cell table:style-name="ce18" office:value-type="string">
            <text:p>Director</text:p>
          </table:table-cell>
          <table:table-cell table:style-name="ce31" office:value-type="float" office:value="20000">
            <text:p>20,000</text:p>
          </table:table-cell>
          <table:table-cell table:number-columns-repeated="11" table:style-name="ce37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style-name="ce14" office:value-type="string">
            <text:p>System Developer</text:p>
          </table:table-cell>
          <table:table-cell table:style-name="ce19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number-columns-repeated="1010"/>
        </table:table-row>
        <table:table-row table:style-name="ro3">
          <table:table-cell table:style-name="ce14" office:value-type="string">
            <text:p>Mobile Developer</text:p>
          </table:table-cell>
          <table:table-cell table:style-name="ce19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style-name="ce14" office:value-type="string">
            <text:p>Support</text:p>
          </table:table-cell>
          <table:table-cell table:style-name="ce19" office:value-type="float" office:value="20000">
            <text:p>20,00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number-columns-repeated="1010"/>
        </table:table-row>
        <table:table-row table:style-name="ro3">
          <table:table-cell table:style-name="ce14" office:value-type="string">
            <text:p>Marketing Manager</text:p>
          </table:table-cell>
          <table:table-cell table:style-name="ce19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style-name="ce14" office:value-type="string">
            <text:p>Sales Team</text:p>
          </table:table-cell>
          <table:table-cell table:style-name="ce19"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number-columns-repeated="1010"/>
        </table:table-row>
        <table:table-row table:style-name="ro3">
          <table:table-cell table:style-name="ce14" office:value-type="string">
            <text:p>Cleaner</text:p>
          </table:table-cell>
          <table:table-cell table:style-name="ce19" office:value-type="float" office:value="8000">
            <text:p>8,000</text:p>
          </table:table-cell>
          <table:table-cell table:number-columns-repeated="11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style-name="ce19" office:value-type="string">
            <text:p>Salaries</text:p>
          </table:table-cell>
          <table:table-cell table:style-name="ce32"/>
          <table:table-cell table:style-name="ce34" table:formula="of:=SUMPRODUCT([.B11:.B17];[.C11:.C17])/12" office:value-type="float" office:value="11083.3333333333">
            <text:p>11,083</text:p>
          </table:table-cell>
          <table:table-cell table:style-name="ce34" table:formula="of:=SUMPRODUCT([.B11:.B17];[.D11:.D17])/12" office:value-type="float" office:value="11083.3333333333">
            <text:p>11,083</text:p>
          </table:table-cell>
          <table:table-cell table:style-name="ce34" table:formula="of:=SUMPRODUCT([.B11:.B17];[.E11:.E17])/12" office:value-type="float" office:value="11083.3333333333">
            <text:p>11,083</text:p>
          </table:table-cell>
          <table:table-cell table:style-name="ce34" table:formula="of:=SUMPRODUCT([.B11:.B17];[.F11:.F17])/12" office:value-type="float" office:value="11083.3333333333">
            <text:p>11,083</text:p>
          </table:table-cell>
          <table:table-cell table:style-name="ce34" table:formula="of:=SUMPRODUCT([.B11:.B17];[.G11:.G17])/12" office:value-type="float" office:value="11083.3333333333">
            <text:p>11,083</text:p>
          </table:table-cell>
          <table:table-cell table:style-name="ce34" table:formula="of:=SUMPRODUCT([.B11:.B17];[.H11:.H17])/12" office:value-type="float" office:value="11083.3333333333">
            <text:p>11,083</text:p>
          </table:table-cell>
          <table:table-cell table:style-name="ce34" table:formula="of:=SUMPRODUCT([.B11:.B17];[.I11:.I17])/12" office:value-type="float" office:value="12750">
            <text:p>12,750</text:p>
          </table:table-cell>
          <table:table-cell table:style-name="ce34" table:formula="of:=SUMPRODUCT([.B11:.B17];[.J11:.J17])/12" office:value-type="float" office:value="12750">
            <text:p>12,750</text:p>
          </table:table-cell>
          <table:table-cell table:style-name="ce34" table:formula="of:=SUMPRODUCT([.B11:.B17];[.K11:.K17])/12" office:value-type="float" office:value="12750">
            <text:p>12,750</text:p>
          </table:table-cell>
          <table:table-cell table:style-name="ce34" table:formula="of:=SUMPRODUCT([.B11:.B17];[.L11:.L17])/12" office:value-type="float" office:value="13833.3333333333">
            <text:p>13,833</text:p>
          </table:table-cell>
          <table:table-cell table:style-name="ce34" table:formula="of:=SUMPRODUCT([.B11:.B17];[.M11:.M17])/12" office:value-type="float" office:value="15500">
            <text:p>15,500</text:p>
          </table:table-cell>
          <table:table-cell table:style-name="ce45" table:formula="of:=SUMPRODUCT([.B11:.B17];[.N11:.N17])/12" office:value-type="float" office:value="17500">
            <text:p>17,500</text:p>
          </table:table-cell>
          <table:table-cell table:style-name="ce36" table:number-columns-repeated="1010"/>
        </table:table-row>
        <table:table-row table:style-name="ro3">
          <table:table-cell table:style-name="ce19" office:value-type="string">
            <text:p>On-Costs</text:p>
          </table:table-cell>
          <table:table-cell table:style-name="ce33" office:value-type="percentage" office:value="0.15">
            <text:p>15%</text:p>
          </table:table-cell>
          <table:table-cell table:style-name="ce38" table:formula="of:=[.C18]*0.15" office:value-type="float" office:value="1662.5">
            <text:p>1,663</text:p>
          </table:table-cell>
          <table:table-cell table:style-name="ce38" table:formula="of:=[.D18]*0.15" office:value-type="float" office:value="1662.5">
            <text:p>1,663</text:p>
          </table:table-cell>
          <table:table-cell table:style-name="ce38" table:formula="of:=[.E18]*0.15" office:value-type="float" office:value="1662.5">
            <text:p>1,663</text:p>
          </table:table-cell>
          <table:table-cell table:style-name="ce38" table:formula="of:=[.F18]*0.15" office:value-type="float" office:value="1662.5">
            <text:p>1,663</text:p>
          </table:table-cell>
          <table:table-cell table:style-name="ce38" table:formula="of:=[.G18]*0.15" office:value-type="float" office:value="1662.5">
            <text:p>1,663</text:p>
          </table:table-cell>
          <table:table-cell table:style-name="ce38" table:formula="of:=[.H18]*0.15" office:value-type="float" office:value="1662.5">
            <text:p>1,663</text:p>
          </table:table-cell>
          <table:table-cell table:style-name="ce38" table:formula="of:=[.I18]*0.15" office:value-type="float" office:value="1912.5">
            <text:p>1,913</text:p>
          </table:table-cell>
          <table:table-cell table:style-name="ce38" table:formula="of:=[.J18]*0.15" office:value-type="float" office:value="1912.5">
            <text:p>1,913</text:p>
          </table:table-cell>
          <table:table-cell table:style-name="ce38" table:formula="of:=[.K18]*0.15" office:value-type="float" office:value="1912.5">
            <text:p>1,913</text:p>
          </table:table-cell>
          <table:table-cell table:style-name="ce38" table:formula="of:=[.L18]*0.15" office:value-type="float" office:value="2075">
            <text:p>2,075</text:p>
          </table:table-cell>
          <table:table-cell table:style-name="ce38" table:formula="of:=[.M18]*0.15" office:value-type="float" office:value="2325">
            <text:p>2,325</text:p>
          </table:table-cell>
          <table:table-cell table:style-name="ce46" table:formula="of:=[.N18]*0.15" office:value-type="float" office:value="2625">
            <text:p>2,625</text:p>
          </table:table-cell>
          <table:table-cell table:style-name="ce36" table:number-columns-repeated="1009"/>
          <table:table-cell table:style-name="ce38"/>
        </table:table-row>
        <table:table-row table:style-name="ro3">
          <table:table-cell table:style-name="ce20" office:value-type="string">
            <text:p>Rent</text:p>
          </table:table-cell>
          <table:table-cell table:style-name="ce14" table:formula="of:=SUM([.C20:.N20])" office:value-type="float" office:value="6000">
            <text:p>6000</text:p>
          </table:table-cell>
          <table:table-cell table:number-columns-repeated="11" office:value-type="float" office:value="500">
            <text:p>500</text:p>
          </table:table-cell>
          <table:table-cell table:style-name="ce44" office:value-type="float" office:value="500">
            <text:p>500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Telephone</text:p>
          </table:table-cell>
          <table:table-cell table:style-name="ce14" table:formula="of:=SUM([.C21:.N21])" office:value-type="float" office:value="540">
            <text:p>540</text:p>
          </table:table-cell>
          <table:table-cell table:number-columns-repeated="11" office:value-type="float" office:value="45">
            <text:p>45</text:p>
          </table:table-cell>
          <table:table-cell table:style-name="ce44" office:value-type="float" office:value="45">
            <text:p>45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ISP</text:p>
          </table:table-cell>
          <table:table-cell table:style-name="ce14" table:formula="of:=SUM([.C22:.N22])" office:value-type="float" office:value="384">
            <text:p>384</text:p>
          </table:table-cell>
          <table:table-cell table:number-columns-repeated="11" office:value-type="float" office:value="32">
            <text:p>32</text:p>
          </table:table-cell>
          <table:table-cell table:style-name="ce44" office:value-type="float" office:value="32">
            <text:p>32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Electricity</text:p>
          </table:table-cell>
          <table:table-cell table:style-name="ce14" table:formula="of:=SUM([.C23:.N23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44" office:value-type="float" office:value="50">
            <text:p>50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Gas</text:p>
          </table:table-cell>
          <table:table-cell table:style-name="ce14" table:formula="of:=SUM([.C24:.N24])" office:value-type="float" office:value="288">
            <text:p>288</text:p>
          </table:table-cell>
          <table:table-cell table:number-columns-repeated="11" office:value-type="float" office:value="24">
            <text:p>24</text:p>
          </table:table-cell>
          <table:table-cell table:style-name="ce44" office:value-type="float" office:value="24">
            <text:p>24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Legal</text:p>
          </table:table-cell>
          <table:table-cell table:style-name="ce14" table:formula="of:=SUM([.C25:.N25])" office:value-type="float" office:value="672">
            <text:p>672</text:p>
          </table:table-cell>
          <table:table-cell table:number-columns-repeated="11" office:value-type="float" office:value="56">
            <text:p>56</text:p>
          </table:table-cell>
          <table:table-cell table:style-name="ce44" office:value-type="float" office:value="56">
            <text:p>56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Accountants</text:p>
          </table:table-cell>
          <table:table-cell table:style-name="ce14" table:formula="of:=SUM([.C26:.N26])" office:value-type="float" office:value="486">
            <text:p>486</text:p>
          </table:table-cell>
          <table:table-cell table:number-columns-repeated="10" office:value-type="float" office:value="42">
            <text:p>42</text:p>
          </table:table-cell>
          <table:table-cell office:value-type="float" office:value="24">
            <text:p>24</text:p>
          </table:table-cell>
          <table:table-cell table:style-name="ce44" office:value-type="float" office:value="42">
            <text:p>42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Bank Charges</text:p>
          </table:table-cell>
          <table:table-cell table:style-name="ce14" table:formula="of:=SUM([.C27:.N27])" office:value-type="float" office:value="6600">
            <text:p>6600</text:p>
          </table:table-cell>
          <table:table-cell table:number-columns-repeated="11" table:style-name="ce36" office:value-type="float" office:value="550">
            <text:p>550</text:p>
          </table:table-cell>
          <table:table-cell table:style-name="ce46" office:value-type="float" office:value="550">
            <text:p>550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Travel</text:p>
          </table:table-cell>
          <table:table-cell table:style-name="ce14" table:formula="of:=SUM([.C28:.N28])" office:value-type="float" office:value="2160">
            <text:p>2160</text:p>
          </table:table-cell>
          <table:table-cell table:number-columns-repeated="11" office:value-type="float" office:value="180">
            <text:p>180</text:p>
          </table:table-cell>
          <table:table-cell table:style-name="ce44" office:value-type="float" office:value="180">
            <text:p>180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Advertising</text:p>
          </table:table-cell>
          <table:table-cell table:style-name="ce14" table:formula="of:=SUM([.C29:.N29])" office:value-type="float" office:value="5400">
            <text:p>5400</text:p>
          </table:table-cell>
          <table:table-cell table:number-columns-repeated="11" office:value-type="float" office:value="450">
            <text:p>450</text:p>
          </table:table-cell>
          <table:table-cell table:style-name="ce44" office:value-type="float" office:value="450">
            <text:p>450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Loans</text:p>
          </table:table-cell>
          <table:table-cell table:style-name="ce14" table:formula="of:=SUM([.C30:.N30])" office:value-type="float" office:value="4200">
            <text:p>4200</text:p>
          </table:table-cell>
          <table:table-cell table:number-columns-repeated="11" office:value-type="float" office:value="350">
            <text:p>350</text:p>
          </table:table-cell>
          <table:table-cell table:style-name="ce44" office:value-type="float" office:value="350">
            <text:p>350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Insurance</text:p>
          </table:table-cell>
          <table:table-cell table:style-name="ce14" table:formula="of:=SUM([.C31:.N31])" office:value-type="float" office:value="2400">
            <text:p>2400</text:p>
          </table:table-cell>
          <table:table-cell table:number-columns-repeated="11" office:value-type="float" office:value="200">
            <text:p>200</text:p>
          </table:table-cell>
          <table:table-cell table:style-name="ce44" office:value-type="float" office:value="200">
            <text:p>200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Employer Liability</text:p>
          </table:table-cell>
          <table:table-cell table:style-name="ce14" table:formula="of:=SUM([.C32:.N32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44" office:value-type="float" office:value="50">
            <text:p>50</text:p>
          </table:table-cell>
          <table:table-cell table:number-columns-repeated="1010"/>
        </table:table-row>
        <table:table-row table:style-name="ro3">
          <table:table-cell table:style-name="ce21" office:value-type="string">
            <text:p>Server Rental</text:p>
          </table:table-cell>
          <table:table-cell table:style-name="ce19" table:formula="of:=SUM([.C33:.N33])" office:value-type="float" office:value="1800">
            <text:p>1,800</text:p>
          </table:table-cell>
          <table:table-cell table:number-columns-repeated="4" table:style-name="ce36" office:value-type="float" office:value="75">
            <text:p>75</text:p>
          </table:table-cell>
          <table:table-cell table:number-columns-repeated="4" table:style-name="ce36" office:value-type="float" office:value="150">
            <text:p>150</text:p>
          </table:table-cell>
          <table:table-cell table:number-columns-repeated="3" table:style-name="ce36" office:value-type="float" office:value="225">
            <text:p>225</text:p>
          </table:table-cell>
          <table:table-cell table:style-name="ce46" office:value-type="float" office:value="225">
            <text:p>225</text:p>
          </table:table-cell>
          <table:table-cell table:style-name="ce38"/>
          <table:table-cell table:style-name="ce36" table:number-columns-repeated="1009"/>
        </table:table-row>
        <table:table-row table:style-name="ro3">
          <table:table-cell table:style-name="ce20" office:value-type="string">
            <text:p>Depreciation (Computer)</text:p>
          </table:table-cell>
          <table:table-cell table:style-name="ce14"/>
          <table:table-cell table:style-name="ce36"/>
          <table:table-cell table:number-columns-repeated="10"/>
          <table:table-cell table:style-name="ce44"/>
          <table:table-cell table:number-columns-repeated="1010"/>
        </table:table-row>
        <table:table-row table:style-name="ro3">
          <table:table-cell table:style-name="ce22" office:value-type="string">
            <text:p>Depreciation (Mobile Hardware)</text:p>
          </table:table-cell>
          <table:table-cell table:style-name="ce14"/>
          <table:table-cell table:style-name="ce39"/>
          <table:table-cell table:number-columns-repeated="10"/>
          <table:table-cell table:style-name="ce44"/>
          <table:table-cell table:number-columns-repeated="1010"/>
        </table:table-row>
        <table:table-row table:style-name="ro3">
          <table:table-cell table:style-name="ce23" office:value-type="string">
            <text:p>Depreciation (Software)</text:p>
          </table:table-cell>
          <table:table-cell table:style-name="ce29"/>
          <table:table-cell table:style-name="ce40"/>
          <table:table-cell table:style-name="ce41" table:number-columns-repeated="10"/>
          <table:table-cell table:style-name="ce47"/>
          <table:table-cell table:number-columns-repeated="1010"/>
        </table:table-row>
        <table:table-row table:style-name="ro3">
          <table:table-cell table:style-name="ce24"/>
          <table:table-cell table:number-columns-repeated="12"/>
          <table:table-cell table:style-name="ce44"/>
          <table:table-cell table:number-columns-repeated="1010"/>
        </table:table-row>
        <table:table-row table:style-name="ro3">
          <table:table-cell table:style-name="ce25" office:value-type="string">
            <text:p>Total Costs</text:p>
          </table:table-cell>
          <table:table-cell table:style-name="ce34"/>
          <table:table-cell table:style-name="ce34" table:formula="of:=SUM([.C18:.C36])" office:value-type="float" office:value="15349.8333333333">
            <text:p>15,350</text:p>
          </table:table-cell>
          <table:table-cell table:style-name="ce34" table:formula="of:=SUM([.D18:.D36])" office:value-type="float" office:value="15349.8333333333">
            <text:p>15,350</text:p>
          </table:table-cell>
          <table:table-cell table:style-name="ce34" table:formula="of:=SUM([.E18:.E36])" office:value-type="float" office:value="15349.8333333333">
            <text:p>15,350</text:p>
          </table:table-cell>
          <table:table-cell table:style-name="ce34" table:formula="of:=SUM([.F18:.F36])" office:value-type="float" office:value="15349.8333333333">
            <text:p>15,350</text:p>
          </table:table-cell>
          <table:table-cell table:style-name="ce34" table:formula="of:=SUM([.G18:.G36])" office:value-type="float" office:value="15424.8333333333">
            <text:p>15,425</text:p>
          </table:table-cell>
          <table:table-cell table:style-name="ce34" table:formula="of:=SUM([.H18:.H36])" office:value-type="float" office:value="15424.8333333333">
            <text:p>15,425</text:p>
          </table:table-cell>
          <table:table-cell table:style-name="ce34" table:formula="of:=SUM([.I18:.I36])" office:value-type="float" office:value="17341.5">
            <text:p>17,342</text:p>
          </table:table-cell>
          <table:table-cell table:style-name="ce34" table:formula="of:=SUM([.J18:.J36])" office:value-type="float" office:value="17341.5">
            <text:p>17,342</text:p>
          </table:table-cell>
          <table:table-cell table:style-name="ce34" table:formula="of:=SUM([.K18:.K36])" office:value-type="float" office:value="17416.5">
            <text:p>17,417</text:p>
          </table:table-cell>
          <table:table-cell table:style-name="ce34" table:formula="of:=SUM([.L18:.L36])" office:value-type="float" office:value="18662.3333333333">
            <text:p>18,662</text:p>
          </table:table-cell>
          <table:table-cell table:style-name="ce34" table:formula="of:=SUM([.M18:.M36])" office:value-type="float" office:value="20561">
            <text:p>20,561</text:p>
          </table:table-cell>
          <table:table-cell table:style-name="ce45" table:formula="of:=SUM([.N18:.N36])" office:value-type="float" office:value="22879">
            <text:p>22,879</text:p>
          </table:table-cell>
          <table:table-cell table:style-name="ce36" table:number-columns-repeated="1010"/>
        </table:table-row>
        <table:table-row table:style-name="ro3">
          <table:table-cell table:style-name="ce16"/>
          <table:table-cell table:number-columns-repeated="12"/>
          <table:table-cell table:style-name="ce44"/>
          <table:table-cell table:number-columns-repeated="1010"/>
        </table:table-row>
        <table:table-row table:style-name="ro3">
          <table:table-cell table:style-name="ce26" office:value-type="string">
            <text:p>P/L</text:p>
          </table:table-cell>
          <table:table-cell table:style-name="ce35"/>
          <table:table-cell table:style-name="ce35" table:formula="of:=[.B40]+([.C8]-[.C38])" office:value-type="float" office:value="-15349.8333333333">
            <text:p>-15,350</text:p>
          </table:table-cell>
          <table:table-cell table:style-name="ce35" table:formula="of:=[.C40]+([.D8]-[.D38])" office:value-type="float" office:value="-30699.6666666667">
            <text:p>-30,700</text:p>
          </table:table-cell>
          <table:table-cell table:style-name="ce35" table:formula="of:=[.D40]+([.E8]-[.E38])" office:value-type="float" office:value="-41634.5">
            <text:p>-41,635</text:p>
          </table:table-cell>
          <table:table-cell table:style-name="ce35" table:formula="of:=[.E40]+([.F8]-[.F38])" office:value-type="float" office:value="-50594.3333333333">
            <text:p>-50,594</text:p>
          </table:table-cell>
          <table:table-cell table:style-name="ce35" table:formula="of:=[.F40]+([.G8]-[.G38])" office:value-type="float" office:value="-58964.1666666667">
            <text:p>-58,964</text:p>
          </table:table-cell>
          <table:table-cell table:style-name="ce35" table:formula="of:=[.G40]+([.H8]-[.H38])" office:value-type="float" office:value="-65269">
            <text:p>-65,269</text:p>
          </table:table-cell>
          <table:table-cell table:style-name="ce35" table:formula="of:=[.H40]+([.I8]-[.I38])" office:value-type="float" office:value="-71885.5">
            <text:p>-71,886</text:p>
          </table:table-cell>
          <table:table-cell table:style-name="ce35" table:formula="of:=[.I40]+([.J8]-[.J38])" office:value-type="float" office:value="-74532">
            <text:p>-74,532</text:p>
          </table:table-cell>
          <table:table-cell table:style-name="ce35" table:formula="of:=[.J40]+([.K8]-[.K38])" office:value-type="float" office:value="-72278.5">
            <text:p>-72,279</text:p>
          </table:table-cell>
          <table:table-cell table:style-name="ce35" table:formula="of:=[.K40]+([.L8]-[.L38])" office:value-type="float" office:value="-70825.8333333333">
            <text:p>-70,826</text:p>
          </table:table-cell>
          <table:table-cell table:style-name="ce35" table:formula="of:=[.L40]+([.M8]-[.M38])" office:value-type="float" office:value="-64076.8333333334">
            <text:p>-64,077</text:p>
          </table:table-cell>
          <table:table-cell table:style-name="ce48" table:formula="of:=[.M40]+([.N8]-[.N38])" office:value-type="float" office:value="-53880.8333333333">
            <text:p>-53,881</text:p>
          </table:table-cell>
          <table:table-cell table:style-name="ce49"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6" table:number-columns-repeated="13"/>
          <table:table-cell table:number-columns-repeated="101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fit and Loss Year 2" table:style-name="ta1">
        <table:table-column table:style-name="co7" table:default-cell-style-name="ce27"/>
        <table:table-column table:style-name="co8" table:default-cell-style-name="ce27"/>
        <table:table-column table:style-name="co9" table:number-columns-repeated="12" table:default-cell-style-name="ce27"/>
        <table:table-column table:style-name="co5" table:number-columns-repeated="1010" table:default-cell-style-name="ce27"/>
        <table:table-row table:style-name="ro2">
          <table:table-cell table:style-name="ce12"/>
          <table:table-cell table:style-name="ce28"/>
          <table:table-cell table:style-name="ce28" office:value-type="string">
            <text:p>January</text:p>
          </table:table-cell>
          <table:table-cell table:style-name="ce28" office:value-type="string">
            <text:p>February</text:p>
          </table:table-cell>
          <table:table-cell table:style-name="ce28" office:value-type="string">
            <text:p>March</text:p>
          </table:table-cell>
          <table:table-cell table:style-name="ce28" office:value-type="string">
            <text:p>April</text:p>
          </table:table-cell>
          <table:table-cell table:style-name="ce28" office:value-type="string">
            <text:p>May</text:p>
          </table:table-cell>
          <table:table-cell table:style-name="ce28" office:value-type="string">
            <text:p>June</text:p>
          </table:table-cell>
          <table:table-cell table:style-name="ce28" office:value-type="string">
            <text:p>July</text:p>
          </table:table-cell>
          <table:table-cell table:style-name="ce28" office:value-type="string">
            <text:p>August</text:p>
          </table:table-cell>
          <table:table-cell table:style-name="ce34" office:value-type="string">
            <text:p>Sptmber</text:p>
          </table:table-cell>
          <table:table-cell table:style-name="ce28" office:value-type="string">
            <text:p>October</text:p>
          </table:table-cell>
          <table:table-cell table:style-name="ce28" office:value-type="string">
            <text:p>November</text:p>
          </table:table-cell>
          <table:table-cell table:style-name="ce42" office:value-type="string">
            <text:p>December</text:p>
          </table:table-cell>
          <table:table-cell table:number-columns-repeated="1010"/>
        </table:table-row>
        <table:table-row table:style-name="ro3">
          <table:table-cell table:style-name="ce13" office:value-type="string">
            <text:p>Sales</text:p>
          </table:table-cell>
          <table:table-cell table:style-name="ce18"/>
          <table:table-cell table:style-name="ce37" table:number-columns-repeated="11"/>
          <table:table-cell table:style-name="ce43"/>
          <table:table-cell table:number-columns-repeated="1010"/>
        </table:table-row>
        <table:table-row table:style-name="ro3">
          <table:table-cell table:style-name="ce14" office:value-type="string">
            <text:p>Mobile Platform Set-Up (OTC)</text:p>
          </table:table-cell>
          <table:table-cell table:style-name="ce14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style-name="ce50"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table:number-columns-repeated="3" office:value-type="float" office:value="100">
            <text:p>100</text:p>
          </table:table-cell>
          <table:table-cell table:style-name="ce44" office:value-type="float" office:value="150">
            <text:p>150</text:p>
          </table:table-cell>
          <table:table-cell table:number-columns-repeated="1010"/>
        </table:table-row>
        <table:table-row table:style-name="ro3">
          <table:table-cell table:style-name="ce14" office:value-type="string">
            <text:p>Social Media Presence (MLC)</text:p>
          </table:table-cell>
          <table:table-cell table:style-name="ce14" office:value-type="float" office:value="40">
            <text:p>40</text:p>
          </table:table-cell>
          <table:table-cell office:value-type="float" office:value="89">
            <text:p>89</text:p>
          </table:table-cell>
          <table:table-cell table:style-name="ce50"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 office:value-type="float" office:value="250">
            <text:p>250</text:p>
          </table:table-cell>
          <table:table-cell office:value-type="float" office:value="255">
            <text:p>255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 table:style-name="ce44" office:value-type="float" office:value="300">
            <text:p>300</text:p>
          </table:table-cell>
          <table:table-cell table:number-columns-repeated="1010"/>
        </table:table-row>
        <table:table-row table:style-name="ro3">
          <table:table-cell table:style-name="ce14" office:value-type="string">
            <text:p>Small Business Package (OTC)</text:p>
          </table:table-cell>
          <table:table-cell table:style-name="ce14" office:value-type="float" office:value="250">
            <text:p>250</text:p>
          </table:table-cell>
          <table:table-cell office:value-type="float" office:value="52">
            <text:p>52</text:p>
          </table:table-cell>
          <table:table-cell table:style-name="ce50"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table:style-name="ce44" office:value-type="float" office:value="30">
            <text:p>30</text:p>
          </table:table-cell>
          <table:table-cell table:number-columns-repeated="1010"/>
        </table:table-row>
        <table:table-row table:style-name="ro3">
          <table:table-cell table:style-name="ce14" office:value-type="string">
            <text:p>Basic CRM (MLC)</text:p>
          </table:table-cell>
          <table:table-cell table:style-name="ce14" office:value-type="float" office:value="75">
            <text:p>75</text:p>
          </table:table-cell>
          <table:table-cell office:value-type="float" office:value="160">
            <text:p>160</text:p>
          </table:table-cell>
          <table:table-cell table:style-name="ce50"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75">
            <text:p>275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table:style-name="ce44" office:value-type="float" office:value="350">
            <text:p>350</text:p>
          </table:table-cell>
          <table:table-cell table:number-columns-repeated="1010"/>
        </table:table-row>
        <table:table-row table:style-name="ro3">
          <table:table-cell table:style-name="ce14" office:value-type="string">
            <text:p>Forecasting System (MLC)</text:p>
          </table:table-cell>
          <table:table-cell table:style-name="ce29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50" office:value-type="float" office:value="75">
            <text:p>75</text:p>
          </table:table-cell>
          <table:table-cell office:value-type="float" office:value="75">
            <text:p>75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95">
            <text:p>95</text:p>
          </table:table-cell>
          <table:table-cell table:style-name="ce44" office:value-type="float" office:value="100">
            <text:p>100</text:p>
          </table:table-cell>
          <table:table-cell table:number-columns-repeated="1010"/>
        </table:table-row>
        <table:table-row table:style-name="ro3">
          <table:table-cell table:style-name="ce15" office:value-type="string">
            <text:p>Total Sales</text:p>
          </table:table-cell>
          <table:table-cell table:style-name="ce30"/>
          <table:table-cell table:style-name="ce28" table:formula="of:=SUMPRODUCT([.B3:.B7];[.C3:.C7])" office:value-type="float" office:value="43560">
            <text:p>43560</text:p>
          </table:table-cell>
          <table:table-cell table:style-name="ce28" table:formula="of:=SUMPRODUCT([.B3:.B7];[.D3:.D7])" office:value-type="float" office:value="49010">
            <text:p>49010</text:p>
          </table:table-cell>
          <table:table-cell table:style-name="ce28" table:formula="of:=SUMPRODUCT([.B3:.B7];[.E3:.E7])" office:value-type="float" office:value="50000">
            <text:p>50000</text:p>
          </table:table-cell>
          <table:table-cell table:style-name="ce28" table:formula="of:=SUMPRODUCT([.B3:.B7];[.F3:.F7])" office:value-type="float" office:value="48475">
            <text:p>48475</text:p>
          </table:table-cell>
          <table:table-cell table:style-name="ce28" table:formula="of:=SUMPRODUCT([.B3:.B7];[.G3:.G7])" office:value-type="float" office:value="53750">
            <text:p>53750</text:p>
          </table:table-cell>
          <table:table-cell table:style-name="ce28" table:formula="of:=SUMPRODUCT([.B2:.B7];[.H2:.H7])" office:value-type="float" office:value="58250">
            <text:p>58250</text:p>
          </table:table-cell>
          <table:table-cell table:style-name="ce28" table:formula="of:=SUMPRODUCT([.B3:.B7];[.I3:.I7])" office:value-type="float" office:value="64125">
            <text:p>64125</text:p>
          </table:table-cell>
          <table:table-cell table:style-name="ce28" table:formula="of:=SUMPRODUCT([.B3:.B7];[.J3:.J7])" office:value-type="float" office:value="62500">
            <text:p>62500</text:p>
          </table:table-cell>
          <table:table-cell table:style-name="ce28" table:formula="of:=SUMPRODUCT([.B3:.B7];[.K3:.K7])" office:value-type="float" office:value="55950">
            <text:p>55950</text:p>
          </table:table-cell>
          <table:table-cell table:style-name="ce28" table:formula="of:=SUMPRODUCT([.B3:.B7];[.L3:.L7])" office:value-type="float" office:value="62600">
            <text:p>62600</text:p>
          </table:table-cell>
          <table:table-cell table:style-name="ce28" table:formula="of:=SUMPRODUCT([.B3:.B7];[.M3:.M7])" office:value-type="float" office:value="63750">
            <text:p>63750</text:p>
          </table:table-cell>
          <table:table-cell table:style-name="ce42" table:formula="of:=SUMPRODUCT([.B2:.B7];[.N2:.N7])" office:value-type="float" office:value="70750">
            <text:p>70750</text:p>
          </table:table-cell>
          <table:table-cell table:number-columns-repeated="1010"/>
        </table:table-row>
        <table:table-row table:style-name="ro3">
          <table:table-cell table:style-name="ce16"/>
          <table:table-cell table:number-columns-repeated="12"/>
          <table:table-cell table:style-name="ce44"/>
          <table:table-cell table:number-columns-repeated="1010"/>
        </table:table-row>
        <table:table-row table:style-name="ro3">
          <table:table-cell table:style-name="ce51" office:value-type="string">
            <text:p>Overhead Costs</text:p>
          </table:table-cell>
          <table:table-cell table:number-columns-repeated="12"/>
          <table:table-cell table:style-name="ce44"/>
          <table:table-cell table:number-columns-repeated="1010"/>
        </table:table-row>
        <table:table-row table:style-name="ro3">
          <table:table-cell table:style-name="ce18" office:value-type="string">
            <text:p>Director</text:p>
          </table:table-cell>
          <table:table-cell table:style-name="ce31" office:value-type="float" office:value="24000">
            <text:p>24,000</text:p>
          </table:table-cell>
          <table:table-cell table:style-name="ce56" office:value-type="float" office:value="1">
            <text:p>1</text:p>
          </table:table-cell>
          <table:table-cell table:number-columns-repeated="10" table:style-name="ce37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style-name="ce14" office:value-type="string">
            <text:p>System Developer</text:p>
          </table:table-cell>
          <table:table-cell table:style-name="ce19" office:value-type="float" office:value="29000">
            <text:p>29,000</text:p>
          </table:table-cell>
          <table:table-cell table:style-name="ce16" office:value-type="float" office:value="2">
            <text:p>2</text:p>
          </table:table-cell>
          <table:table-cell table:number-columns-repeated="10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number-columns-repeated="1010"/>
        </table:table-row>
        <table:table-row table:style-name="ro3">
          <table:table-cell table:style-name="ce14" office:value-type="string">
            <text:p>Mobile Developer</text:p>
          </table:table-cell>
          <table:table-cell table:style-name="ce19" office:value-type="float" office:value="27000">
            <text:p>27,000</text:p>
          </table:table-cell>
          <table:table-cell table:style-name="ce16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number-columns-repeated="1010"/>
        </table:table-row>
        <table:table-row table:style-name="ro3">
          <table:table-cell table:style-name="ce14" office:value-type="string">
            <text:p>Support</text:p>
          </table:table-cell>
          <table:table-cell table:style-name="ce19" office:value-type="float" office:value="25000">
            <text:p>25,000</text:p>
          </table:table-cell>
          <table:table-cell table:style-name="ce16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number-columns-repeated="7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number-columns-repeated="1010"/>
        </table:table-row>
        <table:table-row table:style-name="ro3">
          <table:table-cell table:style-name="ce14" office:value-type="string">
            <text:p>Marketing Manager</text:p>
          </table:table-cell>
          <table:table-cell table:style-name="ce19" office:value-type="float" office:value="24000">
            <text:p>24,000</text:p>
          </table:table-cell>
          <table:table-cell table:style-name="ce16" office:value-type="float" office:value="1">
            <text:p>1</text:p>
          </table:table-cell>
          <table:table-cell table:number-columns-repeated="10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style-name="ce14" office:value-type="string">
            <text:p>Sales Team</text:p>
          </table:table-cell>
          <table:table-cell table:style-name="ce19" office:value-type="float" office:value="15000">
            <text:p>15,000</text:p>
          </table:table-cell>
          <table:table-cell table:style-name="ce16" office:value-type="float" office:value="2">
            <text:p>2</text:p>
          </table:table-cell>
          <table:table-cell table:number-columns-repeated="10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number-columns-repeated="1010"/>
        </table:table-row>
        <table:table-row table:style-name="ro3">
          <table:table-cell table:style-name="ce14" office:value-type="string">
            <text:p>Cleaner</text:p>
          </table:table-cell>
          <table:table-cell table:style-name="ce19" office:value-type="float" office:value="9000">
            <text:p>9,000</text:p>
          </table:table-cell>
          <table:table-cell table:style-name="ce57" office:value-type="float" office:value="1">
            <text:p>1</text:p>
          </table:table-cell>
          <table:table-cell table:number-columns-repeated="10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style-name="ce19" office:value-type="string">
            <text:p>Salaries</text:p>
          </table:table-cell>
          <table:table-cell table:style-name="ce34"/>
          <table:table-cell table:style-name="ce34" table:formula="of:=SUMPRODUCT([.B11:.B17];[.C11:.C17])/12" office:value-type="float" office:value="20583.3333333333">
            <text:p>20,583</text:p>
          </table:table-cell>
          <table:table-cell table:style-name="ce34" table:formula="of:=SUMPRODUCT([.B11:.B17];[.D11:.D17])/12" office:value-type="float" office:value="21833.3333333333">
            <text:p>21,833</text:p>
          </table:table-cell>
          <table:table-cell table:style-name="ce34" table:formula="of:=SUMPRODUCT([.B11:.B17];[.E11:.E17])/12" office:value-type="float" office:value="21833.3333333333">
            <text:p>21,833</text:p>
          </table:table-cell>
          <table:table-cell table:style-name="ce34" table:formula="of:=SUMPRODUCT([.B11:.B17];[.F11:.F17])/12" office:value-type="float" office:value="21833.3333333333">
            <text:p>21,833</text:p>
          </table:table-cell>
          <table:table-cell table:style-name="ce34" table:formula="of:=SUMPRODUCT([.B11:.B17];[.G11:.G17])/12" office:value-type="float" office:value="23916.6666666667">
            <text:p>23,917</text:p>
          </table:table-cell>
          <table:table-cell table:style-name="ce34" table:formula="of:=SUMPRODUCT([.B11:.B17];[.H11:.H17])/12" office:value-type="float" office:value="26166.6666666667">
            <text:p>26,167</text:p>
          </table:table-cell>
          <table:table-cell table:style-name="ce34" table:formula="of:=SUMPRODUCT([.B11:.B17];[.I11:.I17])/12" office:value-type="float" office:value="26166.6666666667">
            <text:p>26,167</text:p>
          </table:table-cell>
          <table:table-cell table:style-name="ce34" table:formula="of:=SUMPRODUCT([.B11:.B17];[.J11:.J17])/12" office:value-type="float" office:value="26166.6666666667">
            <text:p>26,167</text:p>
          </table:table-cell>
          <table:table-cell table:style-name="ce34" table:formula="of:=SUMPRODUCT([.B11:.B17];[.K11:.K17])/12" office:value-type="float" office:value="26166.6666666667">
            <text:p>26,167</text:p>
          </table:table-cell>
          <table:table-cell table:style-name="ce34" table:formula="of:=SUMPRODUCT([.B11:.B17];[.L11:.L17])/12" office:value-type="float" office:value="26166.6666666667">
            <text:p>26,167</text:p>
          </table:table-cell>
          <table:table-cell table:style-name="ce34" table:formula="of:=SUMPRODUCT([.B11:.B17];[.M11:.M17])/12" office:value-type="float" office:value="26166.6666666667">
            <text:p>26,167</text:p>
          </table:table-cell>
          <table:table-cell table:style-name="ce45" table:formula="of:=SUMPRODUCT([.B11:.B17];[.N11:.N17])/12" office:value-type="float" office:value="26166.6666666667">
            <text:p>26,167</text:p>
          </table:table-cell>
          <table:table-cell table:number-columns-repeated="1010"/>
        </table:table-row>
        <table:table-row table:style-name="ro3">
          <table:table-cell table:style-name="ce19" office:value-type="string">
            <text:p>On-Costs</text:p>
          </table:table-cell>
          <table:table-cell table:style-name="ce54" office:value-type="percentage" office:value="0.15">
            <text:p>15%</text:p>
          </table:table-cell>
          <table:table-cell table:style-name="ce38" table:formula="of:=[.C18]*0.15" office:value-type="float" office:value="3087.5">
            <text:p>3,088</text:p>
          </table:table-cell>
          <table:table-cell table:style-name="ce38" table:formula="of:=[.D18]*0.15" office:value-type="float" office:value="3275">
            <text:p>3,275</text:p>
          </table:table-cell>
          <table:table-cell table:style-name="ce38" table:formula="of:=[.E18]*0.15" office:value-type="float" office:value="3275">
            <text:p>3,275</text:p>
          </table:table-cell>
          <table:table-cell table:style-name="ce38" table:formula="of:=[.F18]*0.15" office:value-type="float" office:value="3275">
            <text:p>3,275</text:p>
          </table:table-cell>
          <table:table-cell table:style-name="ce38" table:formula="of:=[.G18]*0.15" office:value-type="float" office:value="3587.5">
            <text:p>3,588</text:p>
          </table:table-cell>
          <table:table-cell table:style-name="ce38" table:formula="of:=[.H18]*0.15" office:value-type="float" office:value="3925">
            <text:p>3,925</text:p>
          </table:table-cell>
          <table:table-cell table:style-name="ce38" table:formula="of:=[.I18]*0.15" office:value-type="float" office:value="3925">
            <text:p>3,925</text:p>
          </table:table-cell>
          <table:table-cell table:style-name="ce38" table:formula="of:=[.J18]*0.15" office:value-type="float" office:value="3925">
            <text:p>3,925</text:p>
          </table:table-cell>
          <table:table-cell table:style-name="ce38" table:formula="of:=[.K18]*0.15" office:value-type="float" office:value="3925">
            <text:p>3,925</text:p>
          </table:table-cell>
          <table:table-cell table:style-name="ce38" table:formula="of:=[.L18]*0.15" office:value-type="float" office:value="3925">
            <text:p>3,925</text:p>
          </table:table-cell>
          <table:table-cell table:style-name="ce38" table:formula="of:=[.M18]*0.15" office:value-type="float" office:value="3925">
            <text:p>3,925</text:p>
          </table:table-cell>
          <table:table-cell table:style-name="ce46" table:formula="of:=[.N18]*0.15" office:value-type="float" office:value="3925">
            <text:p>3,925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Rent</text:p>
          </table:table-cell>
          <table:table-cell table:style-name="ce19" office:value-type="float" office:value="1500">
            <text:p>1,500</text:p>
          </table:table-cell>
          <table:table-cell table:number-columns-repeated="11" table:style-name="ce36" office:value-type="float" office:value="500">
            <text:p>500</text:p>
          </table:table-cell>
          <table:table-cell table:style-name="ce46" office:value-type="float" office:value="500">
            <text:p>500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Telephone</text:p>
          </table:table-cell>
          <table:table-cell table:style-name="ce19" table:formula="of:=SUM([.C21:.N21])" office:value-type="float" office:value="540">
            <text:p>540</text:p>
          </table:table-cell>
          <table:table-cell table:number-columns-repeated="11" table:style-name="ce36" office:value-type="float" office:value="45">
            <text:p>45</text:p>
          </table:table-cell>
          <table:table-cell table:style-name="ce46" office:value-type="float" office:value="45">
            <text:p>45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ISP</text:p>
          </table:table-cell>
          <table:table-cell table:style-name="ce19" table:formula="of:=SUM([.C22:.N22])" office:value-type="float" office:value="384">
            <text:p>384</text:p>
          </table:table-cell>
          <table:table-cell table:number-columns-repeated="11" table:style-name="ce36" office:value-type="float" office:value="32">
            <text:p>32</text:p>
          </table:table-cell>
          <table:table-cell table:style-name="ce46" office:value-type="float" office:value="32">
            <text:p>32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Electricity</text:p>
          </table:table-cell>
          <table:table-cell table:style-name="ce19" table:formula="of:=SUM([.C23:.N23])" office:value-type="float" office:value="600">
            <text:p>600</text:p>
          </table:table-cell>
          <table:table-cell table:number-columns-repeated="11" table:style-name="ce36" office:value-type="float" office:value="50">
            <text:p>50</text:p>
          </table:table-cell>
          <table:table-cell table:style-name="ce46" office:value-type="float" office:value="50">
            <text:p>50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Gas</text:p>
          </table:table-cell>
          <table:table-cell table:style-name="ce19" table:formula="of:=SUM([.C24:.N24])" office:value-type="float" office:value="288">
            <text:p>288</text:p>
          </table:table-cell>
          <table:table-cell table:number-columns-repeated="11" table:style-name="ce36" office:value-type="float" office:value="24">
            <text:p>24</text:p>
          </table:table-cell>
          <table:table-cell table:style-name="ce46" office:value-type="float" office:value="24">
            <text:p>24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Legal</text:p>
          </table:table-cell>
          <table:table-cell table:style-name="ce19" table:formula="of:=SUM([.C25:.N25])" office:value-type="float" office:value="672">
            <text:p>672</text:p>
          </table:table-cell>
          <table:table-cell table:number-columns-repeated="11" table:style-name="ce36" office:value-type="float" office:value="56">
            <text:p>56</text:p>
          </table:table-cell>
          <table:table-cell table:style-name="ce46" office:value-type="float" office:value="56">
            <text:p>56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Accountants</text:p>
          </table:table-cell>
          <table:table-cell table:style-name="ce19" table:formula="of:=SUM([.C26:.N26])" office:value-type="float" office:value="486">
            <text:p>486</text:p>
          </table:table-cell>
          <table:table-cell table:number-columns-repeated="10" table:style-name="ce36" office:value-type="float" office:value="42">
            <text:p>42</text:p>
          </table:table-cell>
          <table:table-cell table:style-name="ce36" office:value-type="float" office:value="24">
            <text:p>24</text:p>
          </table:table-cell>
          <table:table-cell table:style-name="ce46" office:value-type="float" office:value="42">
            <text:p>42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Bank Charges</text:p>
          </table:table-cell>
          <table:table-cell table:style-name="ce19" table:formula="of:=SUM([.C27:.N27])" office:value-type="float" office:value="835">
            <text:p>835</text:p>
          </table:table-cell>
          <table:table-cell table:number-columns-repeated="2" table:style-name="ce36" office:value-type="float" office:value="300">
            <text:p>300</text:p>
          </table:table-cell>
          <table:table-cell table:style-name="ce36" office:value-type="float" office:value="100">
            <text:p>100</text:p>
          </table:table-cell>
          <table:table-cell table:number-columns-repeated="8" table:style-name="ce36" office:value-type="float" office:value="15">
            <text:p>15</text:p>
          </table:table-cell>
          <table:table-cell table:style-name="ce46" office:value-type="float" office:value="15">
            <text:p>15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Travel</text:p>
          </table:table-cell>
          <table:table-cell table:style-name="ce19" table:formula="of:=SUM([.C28:.N28])" office:value-type="float" office:value="2160">
            <text:p>2,160</text:p>
          </table:table-cell>
          <table:table-cell table:number-columns-repeated="11" table:style-name="ce36" office:value-type="float" office:value="180">
            <text:p>180</text:p>
          </table:table-cell>
          <table:table-cell table:style-name="ce46" office:value-type="float" office:value="180">
            <text:p>180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Advertising</text:p>
          </table:table-cell>
          <table:table-cell table:style-name="ce19" table:formula="of:=SUM([.C29:.N29])" office:value-type="float" office:value="5400">
            <text:p>5,400</text:p>
          </table:table-cell>
          <table:table-cell table:number-columns-repeated="11" table:style-name="ce36" office:value-type="float" office:value="450">
            <text:p>450</text:p>
          </table:table-cell>
          <table:table-cell table:style-name="ce46" office:value-type="float" office:value="450">
            <text:p>450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Loans</text:p>
          </table:table-cell>
          <table:table-cell table:style-name="ce19" table:formula="of:=SUM([.C30:.N30])" office:value-type="float" office:value="4200">
            <text:p>4,200</text:p>
          </table:table-cell>
          <table:table-cell table:number-columns-repeated="11" table:style-name="ce36" office:value-type="float" office:value="350">
            <text:p>350</text:p>
          </table:table-cell>
          <table:table-cell table:style-name="ce46" office:value-type="float" office:value="350">
            <text:p>350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Insurance</text:p>
          </table:table-cell>
          <table:table-cell table:style-name="ce19" table:formula="of:=SUM([.C31:.N31])" office:value-type="float" office:value="2400">
            <text:p>2,400</text:p>
          </table:table-cell>
          <table:table-cell table:number-columns-repeated="11" table:style-name="ce36" office:value-type="float" office:value="200">
            <text:p>200</text:p>
          </table:table-cell>
          <table:table-cell table:style-name="ce46" office:value-type="float" office:value="200">
            <text:p>200</text:p>
          </table:table-cell>
          <table:table-cell table:number-columns-repeated="1010"/>
        </table:table-row>
        <table:table-row table:style-name="ro3">
          <table:table-cell table:style-name="ce20" office:value-type="string">
            <text:p>Employer Liability</text:p>
          </table:table-cell>
          <table:table-cell table:style-name="ce19" table:formula="of:=SUM([.C32:.N32])" office:value-type="float" office:value="600">
            <text:p>600</text:p>
          </table:table-cell>
          <table:table-cell table:number-columns-repeated="11" table:style-name="ce36" office:value-type="float" office:value="50">
            <text:p>50</text:p>
          </table:table-cell>
          <table:table-cell table:style-name="ce46" office:value-type="float" office:value="50">
            <text:p>50</text:p>
          </table:table-cell>
          <table:table-cell table:number-columns-repeated="1010"/>
        </table:table-row>
        <table:table-row table:style-name="ro3">
          <table:table-cell table:style-name="ce21" office:value-type="string">
            <text:p>Server Rental</text:p>
          </table:table-cell>
          <table:table-cell table:style-name="ce19" table:formula="of:=SUM([.C33:.N33])" office:value-type="float" office:value="1800">
            <text:p>1,800</text:p>
          </table:table-cell>
          <table:table-cell table:number-columns-repeated="4" table:style-name="ce36" office:value-type="float" office:value="75">
            <text:p>75</text:p>
          </table:table-cell>
          <table:table-cell table:number-columns-repeated="4" table:style-name="ce36" office:value-type="float" office:value="150">
            <text:p>150</text:p>
          </table:table-cell>
          <table:table-cell table:number-columns-repeated="3" table:style-name="ce36" office:value-type="float" office:value="225">
            <text:p>225</text:p>
          </table:table-cell>
          <table:table-cell table:style-name="ce46" office:value-type="float" office:value="225">
            <text:p>225</text:p>
          </table:table-cell>
          <table:table-cell table:style-name="ce38"/>
          <table:table-cell table:style-name="ce36" table:number-columns-repeated="1009"/>
        </table:table-row>
        <table:table-row table:style-name="ro3">
          <table:table-cell table:style-name="ce20" office:value-type="string">
            <text:p>Depreciation (Computer)</text:p>
          </table:table-cell>
          <table:table-cell table:style-name="ce14"/>
          <table:table-cell table:style-name="ce36" table:formula="of:=[Equipment.D2]" office:value-type="float" office:value="2050">
            <text:p>2,050</text:p>
          </table:table-cell>
          <table:table-cell table:number-columns-repeated="10"/>
          <table:table-cell table:style-name="ce44"/>
          <table:table-cell table:number-columns-repeated="1010"/>
        </table:table-row>
        <table:table-row table:style-name="ro3">
          <table:table-cell table:style-name="ce52" office:value-type="string">
            <text:p>Depreciation (Mobile Hardware)</text:p>
          </table:table-cell>
          <table:table-cell table:style-name="ce14"/>
          <table:table-cell table:style-name="ce36" table:formula="of:=[Equipment.D3]" office:value-type="float" office:value="1147.5">
            <text:p>1,148</text:p>
          </table:table-cell>
          <table:table-cell table:style-name="ce50" table:number-columns-repeated="10"/>
          <table:table-cell table:style-name="ce44"/>
          <table:table-cell table:number-columns-repeated="1010"/>
        </table:table-row>
        <table:table-row table:style-name="ro3">
          <table:table-cell table:style-name="ce53" office:value-type="string">
            <text:p>Depreciation (Software)</text:p>
          </table:table-cell>
          <table:table-cell table:style-name="ce29"/>
          <table:table-cell table:style-name="ce58" table:formula="of:=[Equipment.D4]" office:value-type="float" office:value="2500">
            <text:p>2,500</text:p>
          </table:table-cell>
          <table:table-cell table:style-name="ce41" table:number-columns-repeated="10"/>
          <table:table-cell table:style-name="ce47"/>
          <table:table-cell table:number-columns-repeated="1010"/>
        </table:table-row>
        <table:table-row table:style-name="ro3">
          <table:table-cell table:style-name="ce52"/>
          <table:table-cell table:number-columns-repeated="12"/>
          <table:table-cell table:style-name="ce44"/>
          <table:table-cell table:number-columns-repeated="1010"/>
        </table:table-row>
        <table:table-row table:style-name="ro3">
          <table:table-cell table:style-name="ce25" office:value-type="string">
            <text:p>Total Costs</text:p>
          </table:table-cell>
          <table:table-cell table:style-name="ce34"/>
          <table:table-cell table:style-name="ce34" table:formula="of:=SUM([.C18:.C36])" office:value-type="float" office:value="31722.3333333333">
            <text:p>31,722</text:p>
          </table:table-cell>
          <table:table-cell table:style-name="ce34" table:formula="of:=SUM([.D18:.D36])" office:value-type="float" office:value="27462.3333333333">
            <text:p>27,462</text:p>
          </table:table-cell>
          <table:table-cell table:style-name="ce34" table:formula="of:=SUM([.E18:.E36])" office:value-type="float" office:value="27262.3333333333">
            <text:p>27,262</text:p>
          </table:table-cell>
          <table:table-cell table:style-name="ce34" table:formula="of:=SUM([.F18:.F36])" office:value-type="float" office:value="27177.3333333333">
            <text:p>27,177</text:p>
          </table:table-cell>
          <table:table-cell table:style-name="ce34" table:formula="of:=SUM([.G18:.G36])" office:value-type="float" office:value="29648.1666666667">
            <text:p>29,648</text:p>
          </table:table-cell>
          <table:table-cell table:style-name="ce34" table:formula="of:=SUM([.H18:.H36])" office:value-type="float" office:value="32235.6666666667">
            <text:p>32,236</text:p>
          </table:table-cell>
          <table:table-cell table:style-name="ce34" table:formula="of:=SUM([.I18:.I36])" office:value-type="float" office:value="32235.6666666667">
            <text:p>32,236</text:p>
          </table:table-cell>
          <table:table-cell table:style-name="ce34" table:formula="of:=SUM([.J18:.J36])" office:value-type="float" office:value="32235.6666666667">
            <text:p>32,236</text:p>
          </table:table-cell>
          <table:table-cell table:style-name="ce34" table:formula="of:=SUM([.K18:.K36])" office:value-type="float" office:value="32310.6666666667">
            <text:p>32,311</text:p>
          </table:table-cell>
          <table:table-cell table:style-name="ce34" table:formula="of:=SUM([.L18:.L36])" office:value-type="float" office:value="32310.6666666667">
            <text:p>32,311</text:p>
          </table:table-cell>
          <table:table-cell table:style-name="ce34" table:formula="of:=SUM([.M18:.M36])" office:value-type="float" office:value="32292.6666666667">
            <text:p>32,293</text:p>
          </table:table-cell>
          <table:table-cell table:style-name="ce45" table:formula="of:=SUM([.N18:.N36])" office:value-type="float" office:value="32310.6666666667">
            <text:p>32,311</text:p>
          </table:table-cell>
          <table:table-cell table:number-columns-repeated="1010"/>
        </table:table-row>
        <table:table-row table:style-name="ro3">
          <table:table-cell table:style-name="ce16"/>
          <table:table-cell table:number-columns-repeated="12"/>
          <table:table-cell table:style-name="ce44"/>
          <table:table-cell table:number-columns-repeated="1010"/>
        </table:table-row>
        <table:table-row table:style-name="ro3">
          <table:table-cell table:style-name="ce26" office:value-type="string">
            <text:p>P/L</text:p>
          </table:table-cell>
          <table:table-cell table:style-name="ce55" table:formula="of:=['Profit and Loss Year 1'.N40]" office:value-type="float" office:value="-53880.8333333333">
            <text:p>-53,881</text:p>
          </table:table-cell>
          <table:table-cell table:style-name="ce35" table:formula="of:=[.B40]+([.C8]-[.C38])" office:value-type="float" office:value="-42043.1666666667">
            <text:p>-42,043</text:p>
          </table:table-cell>
          <table:table-cell table:style-name="ce35" table:formula="of:=[.C40]+([.D8]-[.D38])" office:value-type="float" office:value="-20495.5">
            <text:p>-20,496</text:p>
          </table:table-cell>
          <table:table-cell table:style-name="ce35" table:formula="of:=[.D40]+([.E8]-[.E38])" office:value-type="float" office:value="2242.16666666666">
            <text:p>2,242</text:p>
          </table:table-cell>
          <table:table-cell table:style-name="ce35" table:formula="of:=[.E40]+([.F8]-[.F38])" office:value-type="float" office:value="23539.8333333333">
            <text:p>23,540</text:p>
          </table:table-cell>
          <table:table-cell table:style-name="ce35" table:formula="of:=[.F40]+([.G8]-[.G38])" office:value-type="float" office:value="47641.6666666667">
            <text:p>47,642</text:p>
          </table:table-cell>
          <table:table-cell table:style-name="ce35" table:formula="of:=[.G40]+([.H8]-[.H38])" office:value-type="float" office:value="73656">
            <text:p>73,656</text:p>
          </table:table-cell>
          <table:table-cell table:style-name="ce35" table:formula="of:=[.H40]+([.I8]-[.I38])" office:value-type="float" office:value="105545.333333333">
            <text:p>105,545</text:p>
          </table:table-cell>
          <table:table-cell table:style-name="ce35" table:formula="of:=[.I40]+([.J8]-[.J38])" office:value-type="float" office:value="135809.666666667">
            <text:p>135,810</text:p>
          </table:table-cell>
          <table:table-cell table:style-name="ce35" table:formula="of:=[.J40]+([.K8]-[.K38])" office:value-type="float" office:value="159449">
            <text:p>159,449</text:p>
          </table:table-cell>
          <table:table-cell table:style-name="ce35" table:formula="of:=[.K40]+([.L8]-[.L38])" office:value-type="float" office:value="189738.333333333">
            <text:p>189,738</text:p>
          </table:table-cell>
          <table:table-cell table:style-name="ce35" table:formula="of:=[.L40]+([.M8]-[.M38])" office:value-type="float" office:value="221195.666666667">
            <text:p>221,196</text:p>
          </table:table-cell>
          <table:table-cell table:style-name="ce48" table:formula="of:=[.M40]+([.N8]-[.N38])" office:value-type="float" office:value="259635">
            <text:p>259,635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6" table:number-columns-repeated="13"/>
          <table:table-cell table:number-columns-repeated="101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sh Flow Year 1" table:style-name="ta1">
        <table:table-column table:style-name="co11" table:default-cell-style-name="ce36"/>
        <table:table-column table:style-name="co12" table:default-cell-style-name="ce36"/>
        <table:table-column table:style-name="co13" table:number-columns-repeated="12" table:default-cell-style-name="ce36"/>
        <table:table-column table:style-name="co12" table:default-cell-style-name="ce36"/>
        <table:table-column table:style-name="co5" table:visibility="collapse" table:number-columns-repeated="2" table:default-cell-style-name="ce36"/>
        <table:table-column table:style-name="co5" table:number-columns-repeated="1007" table:default-cell-style-name="ce36"/>
        <table:table-row table:style-name="ro2">
          <table:table-cell table:style-name="ce59"/>
          <table:table-cell table:style-name="ce67"/>
          <table:table-cell table:style-name="ce67" office:value-type="string">
            <text:p>January</text:p>
          </table:table-cell>
          <table:table-cell table:style-name="ce67" office:value-type="string">
            <text:p>February</text:p>
          </table:table-cell>
          <table:table-cell table:style-name="ce67" office:value-type="string">
            <text:p>March</text:p>
          </table:table-cell>
          <table:table-cell table:style-name="ce67" office:value-type="string">
            <text:p>April</text:p>
          </table:table-cell>
          <table:table-cell table:style-name="ce67" office:value-type="string">
            <text:p>May</text:p>
          </table:table-cell>
          <table:table-cell table:style-name="ce67" office:value-type="string">
            <text:p>June</text:p>
          </table:table-cell>
          <table:table-cell table:style-name="ce67" office:value-type="string">
            <text:p>July</text:p>
          </table:table-cell>
          <table:table-cell table:style-name="ce67" office:value-type="string">
            <text:p>August</text:p>
          </table:table-cell>
          <table:table-cell table:style-name="ce67" office:value-type="string">
            <text:p>Sptmber</text:p>
          </table:table-cell>
          <table:table-cell table:style-name="ce67" office:value-type="string">
            <text:p>October</text:p>
          </table:table-cell>
          <table:table-cell table:style-name="ce67" office:value-type="string">
            <text:p>November</text:p>
          </table:table-cell>
          <table:table-cell table:style-name="ce68" office:value-type="string">
            <text:p>December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0" office:value-type="string">
            <text:p>Sales</text:p>
          </table:table-cell>
          <table:table-cell table:style-name="ce68"/>
          <table:table-cell table:style-name="ce67" table:number-columns-repeated="11"/>
          <table:table-cell table:style-name="ce68"/>
          <table:table-cell table:style-name="ce19"/>
          <table:table-cell table:number-columns-repeated="1009"/>
        </table:table-row>
        <table:table-row table:style-name="ro3">
          <table:table-cell table:style-name="ce39" office:value-type="string">
            <text:p>Pre VAT</text:p>
          </table:table-cell>
          <table:table-cell table:style-name="ce46"/>
          <table:table-cell table:number-columns-repeated="2" table:style-name="ce27" office:value-type="float" office:value="0">
            <text:p>0</text:p>
          </table:table-cell>
          <table:table-cell table:formula="of:=['Profit and Loss Year 1'.C8]" office:value-type="float" office:value="0">
            <text:p>0</text:p>
          </table:table-cell>
          <table:table-cell table:formula="of:=['Profit and Loss Year 1'.D8]" office:value-type="float" office:value="0">
            <text:p>0</text:p>
          </table:table-cell>
          <table:table-cell table:formula="of:=['Profit and Loss Year 1'.E8]" office:value-type="float" office:value="4415">
            <text:p>4,415</text:p>
          </table:table-cell>
          <table:table-cell table:formula="of:=['Profit and Loss Year 1'.F8]" office:value-type="float" office:value="6390">
            <text:p>6,390</text:p>
          </table:table-cell>
          <table:table-cell table:formula="of:=['Profit and Loss Year 1'.G8]" office:value-type="float" office:value="7055">
            <text:p>7,055</text:p>
          </table:table-cell>
          <table:table-cell table:formula="of:=['Profit and Loss Year 1'.H8]" office:value-type="float" office:value="9120">
            <text:p>9,120</text:p>
          </table:table-cell>
          <table:table-cell table:formula="of:=['Profit and Loss Year 1'.I8]" office:value-type="float" office:value="10725">
            <text:p>10,725</text:p>
          </table:table-cell>
          <table:table-cell table:formula="of:=['Profit and Loss Year 1'.J8]" office:value-type="float" office:value="14695">
            <text:p>14,695</text:p>
          </table:table-cell>
          <table:table-cell table:formula="of:=['Profit and Loss Year 1'.K8]" office:value-type="float" office:value="19670">
            <text:p>19,670</text:p>
          </table:table-cell>
          <table:table-cell table:style-name="ce46" table:formula="of:=['Profit and Loss Year 1'.L8]" office:value-type="float" office:value="20115">
            <text:p>20,115</text:p>
          </table:table-cell>
          <table:table-cell table:style-name="ce72" table:formula="of:=['Profit and Loss Year 1'.M8]" office:value-type="float" office:value="27310">
            <text:p>27,310</text:p>
          </table:table-cell>
          <table:table-cell table:style-name="ce38" table:formula="of:=['Profit and Loss Year 1'.N8]" office:value-type="float" office:value="33075">
            <text:p>33,075</text:p>
          </table:table-cell>
          <table:table-cell table:formula="of:=SUM([.O3:.P3])" office:value-type="float" office:value="60385">
            <text:p>60,385</text:p>
          </table:table-cell>
          <table:table-cell table:number-columns-repeated="1007"/>
        </table:table-row>
        <table:table-row table:style-name="ro3">
          <table:table-cell table:style-name="ce39" office:value-type="string">
            <text:p>VAT</text:p>
          </table:table-cell>
          <table:table-cell table:style-name="ce46"/>
          <table:table-cell table:formula="of:=([.C3]*[.C8])" office:value-type="float" office:value="0">
            <text:p>0</text:p>
          </table:table-cell>
          <table:table-cell table:formula="of:=([.D3]*[.D8])" office:value-type="float" office:value="0">
            <text:p>0</text:p>
          </table:table-cell>
          <table:table-cell table:formula="of:=([.E3]*[.E8])" office:value-type="float" office:value="0">
            <text:p>0</text:p>
          </table:table-cell>
          <table:table-cell table:formula="of:=([.F3]*[.F8])" office:value-type="float" office:value="0">
            <text:p>0</text:p>
          </table:table-cell>
          <table:table-cell table:formula="of:=([.G3]*[.G8])" office:value-type="float" office:value="883">
            <text:p>883</text:p>
          </table:table-cell>
          <table:table-cell table:formula="of:=([.H3]*[.H8])" office:value-type="float" office:value="1278">
            <text:p>1,278</text:p>
          </table:table-cell>
          <table:table-cell table:formula="of:=([.I3]*[.I8])" office:value-type="float" office:value="1411">
            <text:p>1,411</text:p>
          </table:table-cell>
          <table:table-cell table:formula="of:=([.J3]*[.J8])" office:value-type="float" office:value="1824">
            <text:p>1,824</text:p>
          </table:table-cell>
          <table:table-cell table:formula="of:=([.K3]*[.K8])" office:value-type="float" office:value="2145">
            <text:p>2,145</text:p>
          </table:table-cell>
          <table:table-cell table:formula="of:=([.L3]*[.L8])" office:value-type="float" office:value="2939">
            <text:p>2,939</text:p>
          </table:table-cell>
          <table:table-cell table:formula="of:=([.M3]*[.M8])" office:value-type="float" office:value="3934">
            <text:p>3,934</text:p>
          </table:table-cell>
          <table:table-cell table:formula="of:=([.N3]*[.N8])" office:value-type="float" office:value="4023">
            <text:p>4,023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39" office:value-type="string">
            <text:p>Loans</text:p>
          </table:table-cell>
          <table:table-cell table:style-name="ce46"/>
          <table:table-cell office:value-type="float" office:value="100000">
            <text:p>100,000</text:p>
          </table:table-cell>
          <table:table-cell table:number-columns-repeated="10"/>
          <table:table-cell table:style-name="ce46"/>
          <table:table-cell table:style-name="ce19"/>
          <table:table-cell table:number-columns-repeated="1009"/>
        </table:table-row>
        <table:table-row table:style-name="ro3">
          <table:table-cell table:style-name="ce39" office:value-type="string">
            <text:p>Investment</text:p>
          </table:table-cell>
          <table:table-cell table:style-name="ce46"/>
          <table:table-cell table:style-name="ce58" office:value-type="float" office:value="25000">
            <text:p>25,000</text:p>
          </table:table-cell>
          <table:table-cell table:style-name="ce58" table:number-columns-repeated="10"/>
          <table:table-cell table:style-name="ce69"/>
          <table:table-cell table:style-name="ce19"/>
          <table:table-cell table:number-columns-repeated="1009"/>
        </table:table-row>
        <table:table-row table:style-name="ro3">
          <table:table-cell table:style-name="ce61" office:value-type="string">
            <text:p>Total Cash In</text:p>
          </table:table-cell>
          <table:table-cell table:style-name="ce69"/>
          <table:table-cell table:style-name="ce34" table:formula="of:=SUM([.C2:.C6])" office:value-type="float" office:value="125000">
            <text:p>125,000</text:p>
          </table:table-cell>
          <table:table-cell table:style-name="ce34" table:formula="of:=SUM([.D2:.D6])" office:value-type="float" office:value="0">
            <text:p>0</text:p>
          </table:table-cell>
          <table:table-cell table:style-name="ce34" table:formula="of:=SUM([.E2:.E6])" office:value-type="float" office:value="0">
            <text:p>0</text:p>
          </table:table-cell>
          <table:table-cell table:style-name="ce34" table:formula="of:=SUM([.F2:.F6])" office:value-type="float" office:value="0">
            <text:p>0</text:p>
          </table:table-cell>
          <table:table-cell table:style-name="ce34" table:formula="of:=SUM([.G2:.G6])" office:value-type="float" office:value="5298">
            <text:p>5,298</text:p>
          </table:table-cell>
          <table:table-cell table:style-name="ce34" table:formula="of:=SUM([.H2:.H6])" office:value-type="float" office:value="7668">
            <text:p>7,668</text:p>
          </table:table-cell>
          <table:table-cell table:style-name="ce34" table:formula="of:=SUM([.I2:.I6])" office:value-type="float" office:value="8466">
            <text:p>8,466</text:p>
          </table:table-cell>
          <table:table-cell table:style-name="ce34" table:formula="of:=SUM([.J2:.J6])" office:value-type="float" office:value="10944">
            <text:p>10,944</text:p>
          </table:table-cell>
          <table:table-cell table:style-name="ce34" table:formula="of:=SUM([.K2:.K6])" office:value-type="float" office:value="12870">
            <text:p>12,870</text:p>
          </table:table-cell>
          <table:table-cell table:style-name="ce34" table:formula="of:=SUM([.L2:.L6])" office:value-type="float" office:value="17634">
            <text:p>17,634</text:p>
          </table:table-cell>
          <table:table-cell table:style-name="ce34" table:formula="of:=SUM([.M2:.M6])" office:value-type="float" office:value="23604">
            <text:p>23,604</text:p>
          </table:table-cell>
          <table:table-cell table:style-name="ce45" table:formula="of:=SUM([.N2:.N6])" office:value-type="float" office:value="24138">
            <text:p>24,138</text:p>
          </table:table-cell>
          <table:table-cell table:style-name="ce19"/>
          <table:table-cell table:number-columns-repeated="1009"/>
        </table:table-row>
        <table:table-row table:style-name="ro3" table:visibility="collapse">
          <table:table-cell table:style-name="ce39" office:value-type="string">
            <text:p>VAT Rate</text:p>
          </table:table-cell>
          <table:table-cell/>
          <table:table-cell table:number-columns-repeated="11" office:value-type="float" office:value="0.2">
            <text:p>0</text:p>
          </table:table-cell>
          <table:table-cell table:style-name="ce46" office:value-type="float" office:value="0.2">
            <text:p>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39"/>
          <table:table-cell table:number-columns-repeated="12"/>
          <table:table-cell table:style-name="ce46"/>
          <table:table-cell table:style-name="ce19"/>
          <table:table-cell table:number-columns-repeated="1009"/>
        </table:table-row>
        <table:table-row table:style-name="ro3">
          <table:table-cell table:style-name="ce62" office:value-type="string">
            <text:p>Overhead Costs</text:p>
          </table:table-cell>
          <table:table-cell table:style-name="ce70"/>
          <table:table-cell table:style-name="ce34" table:number-columns-repeated="11"/>
          <table:table-cell table:style-name="ce45"/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Director</text:p>
          </table:table-cell>
          <table:table-cell table:style-name="ce31" office:value-type="float" office:value="20000">
            <text:p>20,000</text:p>
          </table:table-cell>
          <table:table-cell table:number-columns-repeated="11" table:style-name="ce37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System Developer</text:p>
          </table:table-cell>
          <table:table-cell table:style-name="ce19" office:value-type="float" office:value="24000">
            <text:p>24,000</text:p>
          </table:table-cell>
          <table:table-cell table:number-columns-repeated="11" table:style-name="ce27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Mobile Developer</text:p>
          </table:table-cell>
          <table:table-cell table:style-name="ce19" office:value-type="float" office:value="24000">
            <text:p>24,000</text:p>
          </table:table-cell>
          <table:table-cell table:number-columns-repeated="11" table:style-name="ce27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Support</text:p>
          </table:table-cell>
          <table:table-cell table:style-name="ce19" office:value-type="float" office:value="20000">
            <text:p>20,000</text:p>
          </table:table-cell>
          <table:table-cell table:number-columns-repeated="6" table:style-name="ce27" office:value-type="float" office:value="1">
            <text:p>1</text:p>
          </table:table-cell>
          <table:table-cell table:number-columns-repeated="4"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Marketing Manager</text:p>
          </table:table-cell>
          <table:table-cell table:style-name="ce19" office:value-type="float" office:value="24000">
            <text:p>24,000</text:p>
          </table:table-cell>
          <table:table-cell table:number-columns-repeated="11" table:style-name="ce27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Sales Team</text:p>
          </table:table-cell>
          <table:table-cell table:style-name="ce19" office:value-type="float" office:value="13000">
            <text:p>13,000</text:p>
          </table:table-cell>
          <table:table-cell table:number-columns-repeated="9" table:style-name="ce27" office:value-type="float" office:value="1">
            <text:p>1</text:p>
          </table:table-cell>
          <table:table-cell table:number-columns-repeated="2" table:style-name="ce27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Cleaner</text:p>
          </table:table-cell>
          <table:table-cell table:style-name="ce19" office:value-type="float" office:value="8000">
            <text:p>8,000</text:p>
          </table:table-cell>
          <table:table-cell table:number-columns-repeated="11" table:style-name="ce27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Salaries</text:p>
          </table:table-cell>
          <table:table-cell table:style-name="ce34"/>
          <table:table-cell table:style-name="ce34" table:formula="of:=SUMPRODUCT([.B11:.B17];[.C11:.C17])/12" office:value-type="float" office:value="11083.3333333333">
            <text:p>11,083</text:p>
          </table:table-cell>
          <table:table-cell table:style-name="ce34" table:formula="of:=SUMPRODUCT([.B11:.B17];[.D11:.D17])/12" office:value-type="float" office:value="11083.3333333333">
            <text:p>11,083</text:p>
          </table:table-cell>
          <table:table-cell table:style-name="ce34" table:formula="of:=SUMPRODUCT([.B11:.B17];[.E11:.E17])/12" office:value-type="float" office:value="11083.3333333333">
            <text:p>11,083</text:p>
          </table:table-cell>
          <table:table-cell table:style-name="ce34" table:formula="of:=SUMPRODUCT([.B11:.B17];[.F11:.F17])/12" office:value-type="float" office:value="11083.3333333333">
            <text:p>11,083</text:p>
          </table:table-cell>
          <table:table-cell table:style-name="ce34" table:formula="of:=SUMPRODUCT([.B11:.B17];[.G11:.G17])/12" office:value-type="float" office:value="11083.3333333333">
            <text:p>11,083</text:p>
          </table:table-cell>
          <table:table-cell table:style-name="ce34" table:formula="of:=SUMPRODUCT([.B11:.B17];[.H11:.H17])/12" office:value-type="float" office:value="11083.3333333333">
            <text:p>11,083</text:p>
          </table:table-cell>
          <table:table-cell table:style-name="ce34" table:formula="of:=SUMPRODUCT([.B11:.B17];[.I11:.I17])/12" office:value-type="float" office:value="12750">
            <text:p>12,750</text:p>
          </table:table-cell>
          <table:table-cell table:style-name="ce34" table:formula="of:=SUMPRODUCT([.B11:.B17];[.J11:.J17])/12" office:value-type="float" office:value="12750">
            <text:p>12,750</text:p>
          </table:table-cell>
          <table:table-cell table:style-name="ce34" table:formula="of:=SUMPRODUCT([.B11:.B17];[.K11:.K17])/12" office:value-type="float" office:value="12750">
            <text:p>12,750</text:p>
          </table:table-cell>
          <table:table-cell table:style-name="ce34" table:formula="of:=SUMPRODUCT([.B11:.B17];[.L11:.L17])/12" office:value-type="float" office:value="13833.3333333333">
            <text:p>13,833</text:p>
          </table:table-cell>
          <table:table-cell table:style-name="ce34" table:formula="of:=SUMPRODUCT([.B11:.B17];[.M11:.M17])/12" office:value-type="float" office:value="15500">
            <text:p>15,500</text:p>
          </table:table-cell>
          <table:table-cell table:style-name="ce45" table:formula="of:=SUMPRODUCT([.B11:.B17];[.N11:.N17])/12" office:value-type="float" office:value="17500">
            <text:p>17,50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On-Costs</text:p>
          </table:table-cell>
          <table:table-cell table:style-name="ce54" office:value-type="percentage" office:value="0.15">
            <text:p>15%</text:p>
          </table:table-cell>
          <table:table-cell table:style-name="ce38" table:formula="of:=[.C18]*0.15" office:value-type="float" office:value="1662.5">
            <text:p>1,663</text:p>
          </table:table-cell>
          <table:table-cell table:style-name="ce38" table:formula="of:=[.D18]*0.15" office:value-type="float" office:value="1662.5">
            <text:p>1,663</text:p>
          </table:table-cell>
          <table:table-cell table:style-name="ce38" table:formula="of:=[.E18]*0.15" office:value-type="float" office:value="1662.5">
            <text:p>1,663</text:p>
          </table:table-cell>
          <table:table-cell table:style-name="ce38" table:formula="of:=[.F18]*0.15" office:value-type="float" office:value="1662.5">
            <text:p>1,663</text:p>
          </table:table-cell>
          <table:table-cell table:style-name="ce38" table:formula="of:=[.G18]*0.15" office:value-type="float" office:value="1662.5">
            <text:p>1,663</text:p>
          </table:table-cell>
          <table:table-cell table:style-name="ce38" table:formula="of:=[.H18]*0.15" office:value-type="float" office:value="1662.5">
            <text:p>1,663</text:p>
          </table:table-cell>
          <table:table-cell table:style-name="ce38" table:formula="of:=[.I18]*0.15" office:value-type="float" office:value="1912.5">
            <text:p>1,913</text:p>
          </table:table-cell>
          <table:table-cell table:style-name="ce38" table:formula="of:=[.J18]*0.15" office:value-type="float" office:value="1912.5">
            <text:p>1,913</text:p>
          </table:table-cell>
          <table:table-cell table:style-name="ce38" table:formula="of:=[.K18]*0.15" office:value-type="float" office:value="1912.5">
            <text:p>1,913</text:p>
          </table:table-cell>
          <table:table-cell table:style-name="ce38" table:formula="of:=[.L18]*0.15" office:value-type="float" office:value="2075">
            <text:p>2,075</text:p>
          </table:table-cell>
          <table:table-cell table:style-name="ce38" table:formula="of:=[.M18]*0.15" office:value-type="float" office:value="2325">
            <text:p>2,325</text:p>
          </table:table-cell>
          <table:table-cell table:style-name="ce46" table:formula="of:=[.N18]*0.15" office:value-type="float" office:value="2625">
            <text:p>2,625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Rent</text:p>
          </table:table-cell>
          <table:table-cell table:style-name="ce19" table:formula="of:=SUM([.C20:.N20])" office:value-type="float" office:value="6000">
            <text:p>6,000</text:p>
          </table:table-cell>
          <table:table-cell table:number-columns-repeated="11" table:style-name="ce27" office:value-type="float" office:value="500">
            <text:p>500</text:p>
          </table:table-cell>
          <table:table-cell table:style-name="ce44" office:value-type="float" office:value="500">
            <text:p>50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Telephone</text:p>
          </table:table-cell>
          <table:table-cell table:style-name="ce19" table:formula="of:=SUM([.C21:.N21])" office:value-type="float" office:value="540">
            <text:p>540</text:p>
          </table:table-cell>
          <table:table-cell table:number-columns-repeated="11" table:style-name="ce27" office:value-type="float" office:value="45">
            <text:p>45</text:p>
          </table:table-cell>
          <table:table-cell table:style-name="ce44" office:value-type="float" office:value="45">
            <text:p>45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ISP</text:p>
          </table:table-cell>
          <table:table-cell table:style-name="ce19" table:formula="of:=SUM([.C22:.N22])" office:value-type="float" office:value="384">
            <text:p>384</text:p>
          </table:table-cell>
          <table:table-cell table:number-columns-repeated="11" table:style-name="ce27" office:value-type="float" office:value="32">
            <text:p>32</text:p>
          </table:table-cell>
          <table:table-cell table:style-name="ce44" office:value-type="float" office:value="32">
            <text:p>32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Electricity</text:p>
          </table:table-cell>
          <table:table-cell table:style-name="ce19" table:formula="of:=SUM([.C23:.N23])" office:value-type="float" office:value="600">
            <text:p>600</text:p>
          </table:table-cell>
          <table:table-cell table:number-columns-repeated="11" table:style-name="ce27" office:value-type="float" office:value="50">
            <text:p>50</text:p>
          </table:table-cell>
          <table:table-cell table:style-name="ce44" office:value-type="float" office:value="50">
            <text:p>5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Gas</text:p>
          </table:table-cell>
          <table:table-cell table:style-name="ce19" table:formula="of:=SUM([.C24:.N24])" office:value-type="float" office:value="288">
            <text:p>288</text:p>
          </table:table-cell>
          <table:table-cell table:number-columns-repeated="11" table:style-name="ce27" office:value-type="float" office:value="24">
            <text:p>24</text:p>
          </table:table-cell>
          <table:table-cell table:style-name="ce44" office:value-type="float" office:value="24">
            <text:p>24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Legal</text:p>
          </table:table-cell>
          <table:table-cell table:style-name="ce19" table:formula="of:=SUM([.C25:.N25])" office:value-type="float" office:value="672">
            <text:p>672</text:p>
          </table:table-cell>
          <table:table-cell table:number-columns-repeated="11" table:style-name="ce27" office:value-type="float" office:value="56">
            <text:p>56</text:p>
          </table:table-cell>
          <table:table-cell table:style-name="ce44" office:value-type="float" office:value="56">
            <text:p>56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Accountants</text:p>
          </table:table-cell>
          <table:table-cell table:style-name="ce19" table:formula="of:=SUM([.C26:.N26])" office:value-type="float" office:value="486">
            <text:p>486</text:p>
          </table:table-cell>
          <table:table-cell table:number-columns-repeated="10" table:style-name="ce27" office:value-type="float" office:value="42">
            <text:p>42</text:p>
          </table:table-cell>
          <table:table-cell table:style-name="ce27" office:value-type="float" office:value="24">
            <text:p>24</text:p>
          </table:table-cell>
          <table:table-cell table:style-name="ce44" office:value-type="float" office:value="42">
            <text:p>42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Bank Charges</text:p>
          </table:table-cell>
          <table:table-cell table:style-name="ce19" table:formula="of:=SUM([.C27:.N27])" office:value-type="float" office:value="6600">
            <text:p>6,600</text:p>
          </table:table-cell>
          <table:table-cell table:number-columns-repeated="11" office:value-type="float" office:value="550">
            <text:p>550</text:p>
          </table:table-cell>
          <table:table-cell table:style-name="ce46" office:value-type="float" office:value="550">
            <text:p>55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Travel</text:p>
          </table:table-cell>
          <table:table-cell table:style-name="ce19" table:formula="of:=SUM([.C28:.N28])" office:value-type="float" office:value="2160">
            <text:p>2,160</text:p>
          </table:table-cell>
          <table:table-cell table:number-columns-repeated="11" table:style-name="ce27" office:value-type="float" office:value="180">
            <text:p>180</text:p>
          </table:table-cell>
          <table:table-cell table:style-name="ce44" office:value-type="float" office:value="180">
            <text:p>18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Advertising</text:p>
          </table:table-cell>
          <table:table-cell table:style-name="ce19" table:formula="of:=SUM([.C29:.N29])" office:value-type="float" office:value="5400">
            <text:p>5,400</text:p>
          </table:table-cell>
          <table:table-cell table:number-columns-repeated="11" table:style-name="ce27" office:value-type="float" office:value="450">
            <text:p>450</text:p>
          </table:table-cell>
          <table:table-cell table:style-name="ce44" office:value-type="float" office:value="450">
            <text:p>45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Loans</text:p>
          </table:table-cell>
          <table:table-cell table:style-name="ce19" table:formula="of:=SUM([.C30:.N30])" office:value-type="float" office:value="4200">
            <text:p>4,200</text:p>
          </table:table-cell>
          <table:table-cell table:number-columns-repeated="11" table:style-name="ce27" office:value-type="float" office:value="350">
            <text:p>350</text:p>
          </table:table-cell>
          <table:table-cell table:style-name="ce44" office:value-type="float" office:value="350">
            <text:p>35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Insurance</text:p>
          </table:table-cell>
          <table:table-cell table:style-name="ce19" table:formula="of:=SUM([.C31:.N31])" office:value-type="float" office:value="2400">
            <text:p>2,400</text:p>
          </table:table-cell>
          <table:table-cell table:number-columns-repeated="11" table:style-name="ce27" office:value-type="float" office:value="200">
            <text:p>200</text:p>
          </table:table-cell>
          <table:table-cell table:style-name="ce44" office:value-type="float" office:value="200">
            <text:p>20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Employer Liability</text:p>
          </table:table-cell>
          <table:table-cell table:style-name="ce19" table:formula="of:=SUM([.C32:.N32])" office:value-type="float" office:value="600">
            <text:p>600</text:p>
          </table:table-cell>
          <table:table-cell table:number-columns-repeated="11" table:style-name="ce27" office:value-type="float" office:value="50">
            <text:p>50</text:p>
          </table:table-cell>
          <table:table-cell table:style-name="ce44" office:value-type="float" office:value="50">
            <text:p>5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Server Rental</text:p>
          </table:table-cell>
          <table:table-cell table:style-name="ce19" table:formula="of:=SUM([.C33:.N33])" office:value-type="float" office:value="1800">
            <text:p>1,800</text:p>
          </table:table-cell>
          <table:table-cell table:number-columns-repeated="4" office:value-type="float" office:value="75">
            <text:p>75</text:p>
          </table:table-cell>
          <table:table-cell table:number-columns-repeated="4" office:value-type="float" office:value="150">
            <text:p>150</text:p>
          </table:table-cell>
          <table:table-cell table:number-columns-repeated="3" office:value-type="float" office:value="225">
            <text:p>225</text:p>
          </table:table-cell>
          <table:table-cell table:style-name="ce46" office:value-type="float" office:value="225">
            <text:p>225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Computer Equipment</text:p>
          </table:table-cell>
          <table:table-cell table:style-name="ce19" table:formula="of:=SUM([.C34:.N34])" office:value-type="float" office:value="10750">
            <text:p>10,750</text:p>
          </table:table-cell>
          <table:table-cell table:formula="of:=1000*6 + 500*2 + 250*3" office:value-type="float" office:value="7750">
            <text:p>7,75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250">
            <text:p>1,250</text:p>
          </table:table-cell>
          <table:table-cell table:number-columns-repeated="3"/>
          <table:table-cell office:value-type="float" office:value="1500">
            <text:p>1,500</text:p>
          </table:table-cell>
          <table:table-cell table:number-columns-repeated="2"/>
          <table:table-cell table:style-name="ce46"/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Mobile Hardware</text:p>
          </table:table-cell>
          <table:table-cell table:style-name="ce19" table:formula="of:=SUM([.C35:.N35])" office:value-type="float" office:value="2550">
            <text:p>2,550</text:p>
          </table:table-cell>
          <table:table-cell office:value-type="float" office:value="1750">
            <text:p>1,750</text:p>
          </table:table-cell>
          <table:table-cell/>
          <table:table-cell office:value-type="float" office:value="150">
            <text:p>150</text:p>
          </table:table-cell>
          <table:table-cell table:number-columns-repeated="3"/>
          <table:table-cell office:value-type="float" office:value="350">
            <text:p>350</text:p>
          </table:table-cell>
          <table:table-cell table:number-columns-repeated="4"/>
          <table:table-cell table:style-name="ce46" office:value-type="float" office:value="300">
            <text:p>30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Software</text:p>
          </table:table-cell>
          <table:table-cell table:style-name="ce19" table:formula="of:=SUM([.C36:.N36])" office:value-type="float" office:value="2500">
            <text:p>2,500</text:p>
          </table:table-cell>
          <table:table-cell office:value-type="float" office:value="2500">
            <text:p>2,500</text:p>
          </table:table-cell>
          <table:table-cell table:number-columns-repeated="10"/>
          <table:table-cell table:style-name="ce46"/>
          <table:table-cell table:style-name="ce19"/>
          <table:table-cell table:number-columns-repeated="1009"/>
        </table:table-row>
        <table:table-row table:style-name="ro3">
          <table:table-cell table:style-name="ce63" office:value-type="string">
            <text:p>Total VAT</text:p>
          </table:table-cell>
          <table:table-cell table:style-name="ce19" table:formula="of:=SUM([.C37:.N37])" office:value-type="float" office:value="7988.33333333333">
            <text:p>7,988</text:p>
          </table:table-cell>
          <table:table-cell table:style-name="ce58" table:formula="of:=SUM([.C20:.C36])/120*20" office:value-type="float" office:value="2434">
            <text:p>2,434</text:p>
          </table:table-cell>
          <table:table-cell table:style-name="ce58" table:formula="of:=SUM([.D20:.D36])/120*20" office:value-type="float" office:value="434">
            <text:p>434</text:p>
          </table:table-cell>
          <table:table-cell table:style-name="ce58" table:formula="of:=SUM([.E20:.E36])/120*20" office:value-type="float" office:value="500.666666666667">
            <text:p>501</text:p>
          </table:table-cell>
          <table:table-cell table:style-name="ce58" table:formula="of:=SUM([.F20:.F36])/120*20" office:value-type="float" office:value="434">
            <text:p>434</text:p>
          </table:table-cell>
          <table:table-cell table:style-name="ce58" table:formula="of:=SUM([.G20:.G36])/120*20" office:value-type="float" office:value="654.833333333333">
            <text:p>655</text:p>
          </table:table-cell>
          <table:table-cell table:style-name="ce58" table:formula="of:=SUM([.H20:.H36])/120*20" office:value-type="float" office:value="446.5">
            <text:p>447</text:p>
          </table:table-cell>
          <table:table-cell table:style-name="ce58" table:formula="of:=SUM([.I20:.I36])/120*20" office:value-type="float" office:value="504.833333333333">
            <text:p>505</text:p>
          </table:table-cell>
          <table:table-cell table:style-name="ce58" table:formula="of:=SUM([.J20:.J36])/120*20" office:value-type="float" office:value="446.5">
            <text:p>447</text:p>
          </table:table-cell>
          <table:table-cell table:style-name="ce58" table:formula="of:=SUM([.K20:.K36])/120*20" office:value-type="float" office:value="709">
            <text:p>709</text:p>
          </table:table-cell>
          <table:table-cell table:style-name="ce58" table:formula="of:=SUM([.L20:.L36])/120*20" office:value-type="float" office:value="459">
            <text:p>459</text:p>
          </table:table-cell>
          <table:table-cell table:style-name="ce58" table:formula="of:=SUM([.M20:.M36])/120*20" office:value-type="float" office:value="456">
            <text:p>456</text:p>
          </table:table-cell>
          <table:table-cell table:style-name="ce58" table:formula="of:=SUM([.N20:.N36])/120*20" office:value-type="float" office:value="509">
            <text:p>509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64" office:value-type="string">
            <text:p>Total Cash Out</text:p>
          </table:table-cell>
          <table:table-cell table:style-name="ce34"/>
          <table:table-cell table:style-name="ce34" table:formula="of:=SUM([.C18:.C37])" office:value-type="float" office:value="29783.8333333333">
            <text:p>29,784</text:p>
          </table:table-cell>
          <table:table-cell table:style-name="ce34" table:formula="of:=SUM([.D18:.D37])" office:value-type="float" office:value="15783.8333333333">
            <text:p>15,784</text:p>
          </table:table-cell>
          <table:table-cell table:style-name="ce34" table:formula="of:=SUM([.E18:.E37])" office:value-type="float" office:value="16250.5">
            <text:p>16,251</text:p>
          </table:table-cell>
          <table:table-cell table:style-name="ce34" table:formula="of:=SUM([.F18:.F37])" office:value-type="float" office:value="15783.8333333333">
            <text:p>15,784</text:p>
          </table:table-cell>
          <table:table-cell table:style-name="ce34" table:formula="of:=SUM([.G18:.G37])" office:value-type="float" office:value="17329.6666666667">
            <text:p>17,330</text:p>
          </table:table-cell>
          <table:table-cell table:style-name="ce34" table:formula="of:=SUM([.H18:.H37])" office:value-type="float" office:value="15871.3333333333">
            <text:p>15,871</text:p>
          </table:table-cell>
          <table:table-cell table:style-name="ce34" table:formula="of:=SUM([.I18:.I37])" office:value-type="float" office:value="18196.3333333333">
            <text:p>18,196</text:p>
          </table:table-cell>
          <table:table-cell table:style-name="ce34" table:formula="of:=SUM([.J18:.J37])" office:value-type="float" office:value="17788">
            <text:p>17,788</text:p>
          </table:table-cell>
          <table:table-cell table:style-name="ce34" table:formula="of:=SUM([.K18:.K37])" office:value-type="float" office:value="19625.5">
            <text:p>19,626</text:p>
          </table:table-cell>
          <table:table-cell table:style-name="ce34" table:formula="of:=SUM([.L18:.L37])" office:value-type="float" office:value="19121.3333333333">
            <text:p>19,121</text:p>
          </table:table-cell>
          <table:table-cell table:style-name="ce34" table:formula="of:=SUM([.M18:.M37])" office:value-type="float" office:value="21017">
            <text:p>21,017</text:p>
          </table:table-cell>
          <table:table-cell table:style-name="ce34" table:formula="of:=SUM([.N18:.N37])" office:value-type="float" office:value="23688">
            <text:p>23,688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65"/>
          <table:table-cell table:style-name="ce38" table:number-columns-repeated="12"/>
          <table:table-cell table:style-name="ce46"/>
          <table:table-cell table:style-name="ce19"/>
          <table:table-cell table:number-columns-repeated="1009"/>
        </table:table-row>
        <table:table-row table:style-name="ro3" table:visibility="collapse">
          <table:table-cell table:style-name="ce39"/>
          <table:table-cell/>
          <table:table-cell table:formula="of:=[.C4]-[.C37]" office:value-type="float" office:value="-2434">
            <text:p>-2,434</text:p>
          </table:table-cell>
          <table:table-cell table:formula="of:=[.D4]-[.D37]" office:value-type="float" office:value="-434">
            <text:p>-434</text:p>
          </table:table-cell>
          <table:table-cell table:formula="of:=[.E4]-[.E37]" office:value-type="float" office:value="-500.666666666667">
            <text:p>-501</text:p>
          </table:table-cell>
          <table:table-cell table:formula="of:=[.F4]-[.F37]" office:value-type="float" office:value="-434">
            <text:p>-434</text:p>
          </table:table-cell>
          <table:table-cell table:formula="of:=[.G4]-[.G37]" office:value-type="float" office:value="228.166666666667">
            <text:p>228</text:p>
          </table:table-cell>
          <table:table-cell table:formula="of:=[.H4]-[.H37]" office:value-type="float" office:value="831.5">
            <text:p>832</text:p>
          </table:table-cell>
          <table:table-cell table:formula="of:=[.I4]-[.I37]" office:value-type="float" office:value="906.166666666667">
            <text:p>906</text:p>
          </table:table-cell>
          <table:table-cell table:formula="of:=[.J4]-[.J37]" office:value-type="float" office:value="1377.5">
            <text:p>1,378</text:p>
          </table:table-cell>
          <table:table-cell table:formula="of:=[.K4]-[.K37]" office:value-type="float" office:value="1436">
            <text:p>1,436</text:p>
          </table:table-cell>
          <table:table-cell table:formula="of:=[.L4]-[.L37]" office:value-type="float" office:value="2480">
            <text:p>2,480</text:p>
          </table:table-cell>
          <table:table-cell table:formula="of:=[.M4]-[.M37]" office:value-type="float" office:value="3478">
            <text:p>3,478</text:p>
          </table:table-cell>
          <table:table-cell table:style-name="ce46" table:formula="of:=[.N4]-[.N37]" office:value-type="float" office:value="3514">
            <text:p>3,514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39" office:value-type="string">
            <text:p>To VAT</text:p>
          </table:table-cell>
          <table:table-cell/>
          <table:table-cell table:number-columns-repeated="3"/>
          <table:table-cell table:formula="of:=SUM([.C40:.E40])" office:value-type="float" office:value="-3368.66666666667">
            <text:p>-3,369</text:p>
          </table:table-cell>
          <table:table-cell table:number-columns-repeated="2"/>
          <table:table-cell table:formula="of:=SUM([.F40:.H40])" office:value-type="float" office:value="625.666666666667">
            <text:p>626</text:p>
          </table:table-cell>
          <table:table-cell table:number-columns-repeated="2"/>
          <table:table-cell table:formula="of:=SUM([.I40:.K40])" office:value-type="float" office:value="3719.66666666667">
            <text:p>3,720</text:p>
          </table:table-cell>
          <table:table-cell/>
          <table:table-cell table:style-name="ce46"/>
          <table:table-cell table:style-name="ce46" table:formula="of:=SUM([.L40:.N40])" office:value-type="float" office:value="9472">
            <text:p>9,472</text:p>
          </table:table-cell>
          <table:table-cell table:number-columns-repeated="1009"/>
        </table:table-row>
        <table:table-row table:style-name="ro3">
          <table:table-cell table:style-name="ce66" office:value-type="string">
            <text:p>Cash Balance</text:p>
          </table:table-cell>
          <table:table-cell table:style-name="ce71"/>
          <table:table-cell table:style-name="ce35" table:formula="of:=[.B42]+([.C7]-[.C38]-[.C41])" office:value-type="float" office:value="95216.1666666667">
            <text:p>95,216</text:p>
          </table:table-cell>
          <table:table-cell table:style-name="ce35" table:formula="of:=[.C42]+([.D7]-[.D38]-[.D41])" office:value-type="float" office:value="79432.3333333333">
            <text:p>79,432</text:p>
          </table:table-cell>
          <table:table-cell table:style-name="ce35" table:formula="of:=[.D42]+([.E7]-[.E38]-[.E41])" office:value-type="float" office:value="63181.8333333333">
            <text:p>63,182</text:p>
          </table:table-cell>
          <table:table-cell table:style-name="ce35" table:formula="of:=[.E42]+([.F7]-[.F38]-[.F41])" office:value-type="float" office:value="50766.6666666667">
            <text:p>50,767</text:p>
          </table:table-cell>
          <table:table-cell table:style-name="ce35" table:formula="of:=[.F42]+([.G7]-[.G38]-[.G41])" office:value-type="float" office:value="38735">
            <text:p>38,735</text:p>
          </table:table-cell>
          <table:table-cell table:style-name="ce35" table:formula="of:=[.G42]+([.H7]-[.H38]-[.H41])" office:value-type="float" office:value="30531.6666666666">
            <text:p>30,532</text:p>
          </table:table-cell>
          <table:table-cell table:style-name="ce35" table:formula="of:=[.H42]+([.I7]-[.I38]-[.I41])" office:value-type="float" office:value="20175.6666666666">
            <text:p>20,176</text:p>
          </table:table-cell>
          <table:table-cell table:style-name="ce35" table:formula="of:=[.I42]+([.J7]-[.J38]-[.J41])" office:value-type="float" office:value="13331.6666666667">
            <text:p>13,332</text:p>
          </table:table-cell>
          <table:table-cell table:style-name="ce35" table:formula="of:=[.J42]+([.K7]-[.K38]-[.K41])" office:value-type="float" office:value="6576.16666666665">
            <text:p>6,576</text:p>
          </table:table-cell>
          <table:table-cell table:style-name="ce35" table:formula="of:=[.K42]+([.L7]-[.L38]-[.L41])" office:value-type="float" office:value="1369.16666666665">
            <text:p>1,369</text:p>
          </table:table-cell>
          <table:table-cell table:style-name="ce35" table:formula="of:=[.L42]+([.M7]-[.M38]-[.M41])" office:value-type="float" office:value="3956.16666666665">
            <text:p>3,956</text:p>
          </table:table-cell>
          <table:table-cell table:style-name="ce35" table:formula="of:=[.M42]+([.N7]-[.N38]-[.N41])" office:value-type="float" office:value="4406.16666666665">
            <text:p>4,406</text:p>
          </table:table-cell>
          <table:table-cell table:style-name="ce73"/>
          <table:table-cell table:style-name="ce49" table:number-columns-repeated="100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sh Flow Year 2" table:style-name="ta1">
        <table:table-column table:style-name="co11" table:default-cell-style-name="ce36"/>
        <table:table-column table:style-name="co12" table:default-cell-style-name="ce36"/>
        <table:table-column table:style-name="co13" table:number-columns-repeated="12" table:default-cell-style-name="ce36"/>
        <table:table-column table:style-name="co12" table:default-cell-style-name="ce36"/>
        <table:table-column table:style-name="co5" table:visibility="collapse" table:number-columns-repeated="2" table:default-cell-style-name="ce36"/>
        <table:table-column table:style-name="co5" table:number-columns-repeated="1007" table:default-cell-style-name="ce36"/>
        <table:table-row table:style-name="ro2">
          <table:table-cell table:style-name="ce59"/>
          <table:table-cell table:style-name="ce67"/>
          <table:table-cell table:style-name="ce67" office:value-type="string">
            <text:p>January</text:p>
          </table:table-cell>
          <table:table-cell table:style-name="ce67" office:value-type="string">
            <text:p>February</text:p>
          </table:table-cell>
          <table:table-cell table:style-name="ce67" office:value-type="string">
            <text:p>March</text:p>
          </table:table-cell>
          <table:table-cell table:style-name="ce67" office:value-type="string">
            <text:p>April</text:p>
          </table:table-cell>
          <table:table-cell table:style-name="ce67" office:value-type="string">
            <text:p>May</text:p>
          </table:table-cell>
          <table:table-cell table:style-name="ce67" office:value-type="string">
            <text:p>June</text:p>
          </table:table-cell>
          <table:table-cell table:style-name="ce67" office:value-type="string">
            <text:p>July</text:p>
          </table:table-cell>
          <table:table-cell table:style-name="ce67" office:value-type="string">
            <text:p>August</text:p>
          </table:table-cell>
          <table:table-cell table:style-name="ce67" office:value-type="string">
            <text:p>Sptmber</text:p>
          </table:table-cell>
          <table:table-cell table:style-name="ce67" office:value-type="string">
            <text:p>October</text:p>
          </table:table-cell>
          <table:table-cell table:style-name="ce67" office:value-type="string">
            <text:p>November</text:p>
          </table:table-cell>
          <table:table-cell table:style-name="ce68" office:value-type="string">
            <text:p>December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60" office:value-type="string">
            <text:p>Sales</text:p>
          </table:table-cell>
          <table:table-cell table:style-name="ce68"/>
          <table:table-cell table:style-name="ce67" table:number-columns-repeated="11"/>
          <table:table-cell table:style-name="ce68"/>
          <table:table-cell table:style-name="ce19"/>
          <table:table-cell table:number-columns-repeated="1009"/>
        </table:table-row>
        <table:table-row table:style-name="ro3">
          <table:table-cell table:style-name="ce39" office:value-type="string">
            <text:p>Pre VAT</text:p>
          </table:table-cell>
          <table:table-cell table:style-name="ce46"/>
          <table:table-cell table:formula="of:=['Profit and Loss Year 1'.M8]" office:value-type="float" office:value="27310">
            <text:p>27,310</text:p>
          </table:table-cell>
          <table:table-cell table:style-name="ce38" table:formula="of:=['Profit and Loss Year 1'.N8]" office:value-type="float" office:value="33075">
            <text:p>33,075</text:p>
          </table:table-cell>
          <table:table-cell table:formula="of:=['Profit and Loss Year 2'.C8]" office:value-type="float" office:value="43560">
            <text:p>43,560</text:p>
          </table:table-cell>
          <table:table-cell table:formula="of:=['Profit and Loss Year 2'.D8]" office:value-type="float" office:value="49010">
            <text:p>49,010</text:p>
          </table:table-cell>
          <table:table-cell table:formula="of:=['Profit and Loss Year 2'.E8]" office:value-type="float" office:value="50000">
            <text:p>50,000</text:p>
          </table:table-cell>
          <table:table-cell table:formula="of:=['Profit and Loss Year 2'.F8]" office:value-type="float" office:value="48475">
            <text:p>48,475</text:p>
          </table:table-cell>
          <table:table-cell table:formula="of:=['Profit and Loss Year 2'.G8]" office:value-type="float" office:value="53750">
            <text:p>53,750</text:p>
          </table:table-cell>
          <table:table-cell table:formula="of:=['Profit and Loss Year 2'.H8]" office:value-type="float" office:value="58250">
            <text:p>58,250</text:p>
          </table:table-cell>
          <table:table-cell table:formula="of:=['Profit and Loss Year 2'.I8]" office:value-type="float" office:value="64125">
            <text:p>64,125</text:p>
          </table:table-cell>
          <table:table-cell table:formula="of:=['Profit and Loss Year 2'.J8]" office:value-type="float" office:value="62500">
            <text:p>62,500</text:p>
          </table:table-cell>
          <table:table-cell table:formula="of:=['Profit and Loss Year 2'.K8]" office:value-type="float" office:value="55950">
            <text:p>55,950</text:p>
          </table:table-cell>
          <table:table-cell table:style-name="ce46" table:formula="of:=['Profit and Loss Year 2'.L8]" office:value-type="float" office:value="62600">
            <text:p>62,600</text:p>
          </table:table-cell>
          <table:table-cell table:style-name="ce74" table:formula="of:=['Profit and Loss Year 2'.M8]" office:value-type="float" office:value="63750">
            <text:p>63,750</text:p>
          </table:table-cell>
          <table:table-cell table:style-name="ce46" table:formula="of:=['Profit and Loss Year 2'.N8]" office:value-type="float" office:value="70750">
            <text:p>70,750</text:p>
          </table:table-cell>
          <table:table-cell table:formula="of:=SUM([.O3:.P3])" office:value-type="float" office:value="134500">
            <text:p>134,500</text:p>
          </table:table-cell>
          <table:table-cell table:number-columns-repeated="1007"/>
        </table:table-row>
        <table:table-row table:style-name="ro3">
          <table:table-cell table:style-name="ce39" office:value-type="string">
            <text:p>VAT</text:p>
          </table:table-cell>
          <table:table-cell table:style-name="ce46"/>
          <table:table-cell table:formula="of:=([.E3]*[.C8])" office:value-type="float" office:value="8712">
            <text:p>8,712</text:p>
          </table:table-cell>
          <table:table-cell table:formula="of:=([.F3]*[.D8])" office:value-type="float" office:value="9802">
            <text:p>9,802</text:p>
          </table:table-cell>
          <table:table-cell table:formula="of:=([.G3]*[.E8])" office:value-type="float" office:value="10000">
            <text:p>10,000</text:p>
          </table:table-cell>
          <table:table-cell table:formula="of:=([.H3]*[.F8])" office:value-type="float" office:value="9695">
            <text:p>9,695</text:p>
          </table:table-cell>
          <table:table-cell table:formula="of:=([.I3]*[.G8])" office:value-type="float" office:value="10750">
            <text:p>10,750</text:p>
          </table:table-cell>
          <table:table-cell table:formula="of:=([.J3]*[.H8])" office:value-type="float" office:value="11650">
            <text:p>11,650</text:p>
          </table:table-cell>
          <table:table-cell table:formula="of:=([.K3]*[.I8])" office:value-type="float" office:value="12825">
            <text:p>12,825</text:p>
          </table:table-cell>
          <table:table-cell table:formula="of:=([.L3]*[.J8])" office:value-type="float" office:value="12500">
            <text:p>12,500</text:p>
          </table:table-cell>
          <table:table-cell table:formula="of:=([.M3]*[.K8])" office:value-type="float" office:value="11190">
            <text:p>11,190</text:p>
          </table:table-cell>
          <table:table-cell table:formula="of:=([.N3]*[.L8])" office:value-type="float" office:value="12520">
            <text:p>12,520</text:p>
          </table:table-cell>
          <table:table-cell table:formula="of:=([.O3]*[.M8])" office:value-type="float" office:value="12750">
            <text:p>12,750</text:p>
          </table:table-cell>
          <table:table-cell table:style-name="ce46" table:formula="of:=([.P3]*[.N8])" office:value-type="float" office:value="14150">
            <text:p>14,15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39" office:value-type="string">
            <text:p>Loans</text:p>
          </table:table-cell>
          <table:table-cell table:style-name="ce46"/>
          <table:table-cell/>
          <table:table-cell table:style-name="ce27"/>
          <table:table-cell table:number-columns-repeated="9"/>
          <table:table-cell table:style-name="ce46"/>
          <table:table-cell table:style-name="ce19"/>
          <table:table-cell table:number-columns-repeated="1009"/>
        </table:table-row>
        <table:table-row table:style-name="ro3">
          <table:table-cell table:style-name="ce39" office:value-type="string">
            <text:p>Investment</text:p>
          </table:table-cell>
          <table:table-cell table:style-name="ce46"/>
          <table:table-cell table:style-name="ce58" table:number-columns-repeated="11"/>
          <table:table-cell table:style-name="ce69"/>
          <table:table-cell table:style-name="ce19"/>
          <table:table-cell table:number-columns-repeated="1009"/>
        </table:table-row>
        <table:table-row table:style-name="ro3">
          <table:table-cell table:style-name="ce61" office:value-type="string">
            <text:p>Total Cash In</text:p>
          </table:table-cell>
          <table:table-cell table:style-name="ce69"/>
          <table:table-cell table:style-name="ce34" table:formula="of:=SUM([.C2:.C6])" office:value-type="float" office:value="36022">
            <text:p>36,022</text:p>
          </table:table-cell>
          <table:table-cell table:style-name="ce34" table:formula="of:=SUM([.D2:.D6])" office:value-type="float" office:value="42877">
            <text:p>42,877</text:p>
          </table:table-cell>
          <table:table-cell table:style-name="ce34" table:formula="of:=SUM([.E2:.E6])" office:value-type="float" office:value="53560">
            <text:p>53,560</text:p>
          </table:table-cell>
          <table:table-cell table:style-name="ce34" table:formula="of:=SUM([.F2:.F6])" office:value-type="float" office:value="58705">
            <text:p>58,705</text:p>
          </table:table-cell>
          <table:table-cell table:style-name="ce34" table:formula="of:=SUM([.G2:.G6])" office:value-type="float" office:value="60750">
            <text:p>60,750</text:p>
          </table:table-cell>
          <table:table-cell table:style-name="ce34" table:formula="of:=SUM([.H2:.H6])" office:value-type="float" office:value="60125">
            <text:p>60,125</text:p>
          </table:table-cell>
          <table:table-cell table:style-name="ce34" table:formula="of:=SUM([.I2:.I6])" office:value-type="float" office:value="66575">
            <text:p>66,575</text:p>
          </table:table-cell>
          <table:table-cell table:style-name="ce34" table:formula="of:=SUM([.J2:.J6])" office:value-type="float" office:value="70750">
            <text:p>70,750</text:p>
          </table:table-cell>
          <table:table-cell table:style-name="ce34" table:formula="of:=SUM([.K2:.K6])" office:value-type="float" office:value="75315">
            <text:p>75,315</text:p>
          </table:table-cell>
          <table:table-cell table:style-name="ce34" table:formula="of:=SUM([.L2:.L6])" office:value-type="float" office:value="75020">
            <text:p>75,020</text:p>
          </table:table-cell>
          <table:table-cell table:style-name="ce34" table:formula="of:=SUM([.M2:.M6])" office:value-type="float" office:value="68700">
            <text:p>68,700</text:p>
          </table:table-cell>
          <table:table-cell table:style-name="ce45" table:formula="of:=SUM([.N2:.N6])" office:value-type="float" office:value="76750">
            <text:p>76,750</text:p>
          </table:table-cell>
          <table:table-cell table:style-name="ce19"/>
          <table:table-cell table:number-columns-repeated="1009"/>
        </table:table-row>
        <table:table-row table:style-name="ro3" table:visibility="collapse">
          <table:table-cell table:style-name="ce39" office:value-type="string">
            <text:p>VAT Rate</text:p>
          </table:table-cell>
          <table:table-cell/>
          <table:table-cell table:number-columns-repeated="11" office:value-type="float" office:value="0.2">
            <text:p>0</text:p>
          </table:table-cell>
          <table:table-cell table:style-name="ce46" office:value-type="float" office:value="0.2">
            <text:p>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39"/>
          <table:table-cell table:number-columns-repeated="12"/>
          <table:table-cell table:style-name="ce46"/>
          <table:table-cell table:style-name="ce19"/>
          <table:table-cell table:number-columns-repeated="1009"/>
        </table:table-row>
        <table:table-row table:style-name="ro3">
          <table:table-cell table:style-name="ce62" office:value-type="string">
            <text:p>Overhead Costs</text:p>
          </table:table-cell>
          <table:table-cell table:style-name="ce70"/>
          <table:table-cell table:style-name="ce34" table:number-columns-repeated="11"/>
          <table:table-cell table:style-name="ce45"/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Director</text:p>
          </table:table-cell>
          <table:table-cell table:style-name="ce31" office:value-type="float" office:value="24000">
            <text:p>24,000</text:p>
          </table:table-cell>
          <table:table-cell table:style-name="ce56" office:value-type="float" office:value="1">
            <text:p>1</text:p>
          </table:table-cell>
          <table:table-cell table:number-columns-repeated="10" table:style-name="ce37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System Developer</text:p>
          </table:table-cell>
          <table:table-cell table:style-name="ce19" office:value-type="float" office:value="29000">
            <text:p>29,000</text:p>
          </table:table-cell>
          <table:table-cell table:style-name="ce16" office:value-type="float" office:value="2">
            <text:p>2</text:p>
          </table:table-cell>
          <table:table-cell table:number-columns-repeated="10" table:style-name="ce27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Mobile Developer</text:p>
          </table:table-cell>
          <table:table-cell table:style-name="ce19" office:value-type="float" office:value="27000">
            <text:p>27,000</text:p>
          </table:table-cell>
          <table:table-cell table:style-name="ce16" office:value-type="float" office:value="1">
            <text:p>1</text:p>
          </table:table-cell>
          <table:table-cell table:number-columns-repeated="4" table:style-name="ce27" office:value-type="float" office:value="1">
            <text:p>1</text:p>
          </table:table-cell>
          <table:table-cell table:number-columns-repeated="6" table:style-name="ce27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Support</text:p>
          </table:table-cell>
          <table:table-cell table:style-name="ce19" office:value-type="float" office:value="25000">
            <text:p>25,000</text:p>
          </table:table-cell>
          <table:table-cell table:style-name="ce16" office:value-type="float" office:value="3">
            <text:p>3</text:p>
          </table:table-cell>
          <table:table-cell table:number-columns-repeated="3" table:style-name="ce27" office:value-type="float" office:value="3">
            <text:p>3</text:p>
          </table:table-cell>
          <table:table-cell table:number-columns-repeated="7" table:style-name="ce27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Marketing Manager</text:p>
          </table:table-cell>
          <table:table-cell table:style-name="ce19" office:value-type="float" office:value="24000">
            <text:p>24,000</text:p>
          </table:table-cell>
          <table:table-cell table:style-name="ce16" office:value-type="float" office:value="1">
            <text:p>1</text:p>
          </table:table-cell>
          <table:table-cell table:number-columns-repeated="10" table:style-name="ce27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Sales Team</text:p>
          </table:table-cell>
          <table:table-cell table:style-name="ce19" office:value-type="float" office:value="15000">
            <text:p>15,000</text:p>
          </table:table-cell>
          <table:table-cell table:style-name="ce16" office:value-type="float" office:value="2">
            <text:p>2</text:p>
          </table:table-cell>
          <table:table-cell table:number-columns-repeated="10" table:style-name="ce27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Cleaner</text:p>
          </table:table-cell>
          <table:table-cell table:style-name="ce19" office:value-type="float" office:value="9000">
            <text:p>9,000</text:p>
          </table:table-cell>
          <table:table-cell table:style-name="ce57" office:value-type="float" office:value="1">
            <text:p>1</text:p>
          </table:table-cell>
          <table:table-cell table:number-columns-repeated="10" table:style-name="ce27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Salaries</text:p>
          </table:table-cell>
          <table:table-cell table:style-name="ce34"/>
          <table:table-cell table:style-name="ce34" table:formula="of:=SUMPRODUCT([.B11:.B17];[.C11:.C17])/12" office:value-type="float" office:value="20583.3333333333">
            <text:p>20,583</text:p>
          </table:table-cell>
          <table:table-cell table:style-name="ce34" table:formula="of:=SUMPRODUCT([.B11:.B17];[.D11:.D17])/12" office:value-type="float" office:value="21833.3333333333">
            <text:p>21,833</text:p>
          </table:table-cell>
          <table:table-cell table:style-name="ce34" table:formula="of:=SUMPRODUCT([.B11:.B17];[.E11:.E17])/12" office:value-type="float" office:value="21833.3333333333">
            <text:p>21,833</text:p>
          </table:table-cell>
          <table:table-cell table:style-name="ce34" table:formula="of:=SUMPRODUCT([.B11:.B17];[.F11:.F17])/12" office:value-type="float" office:value="21833.3333333333">
            <text:p>21,833</text:p>
          </table:table-cell>
          <table:table-cell table:style-name="ce34" table:formula="of:=SUMPRODUCT([.B11:.B17];[.G11:.G17])/12" office:value-type="float" office:value="23916.6666666667">
            <text:p>23,917</text:p>
          </table:table-cell>
          <table:table-cell table:style-name="ce34" table:formula="of:=SUMPRODUCT([.B11:.B17];[.H11:.H17])/12" office:value-type="float" office:value="26166.6666666667">
            <text:p>26,167</text:p>
          </table:table-cell>
          <table:table-cell table:style-name="ce34" table:formula="of:=SUMPRODUCT([.B11:.B17];[.I11:.I17])/12" office:value-type="float" office:value="26166.6666666667">
            <text:p>26,167</text:p>
          </table:table-cell>
          <table:table-cell table:style-name="ce34" table:formula="of:=SUMPRODUCT([.B11:.B17];[.J11:.J17])/12" office:value-type="float" office:value="26166.6666666667">
            <text:p>26,167</text:p>
          </table:table-cell>
          <table:table-cell table:style-name="ce34" table:formula="of:=SUMPRODUCT([.B11:.B17];[.K11:.K17])/12" office:value-type="float" office:value="26166.6666666667">
            <text:p>26,167</text:p>
          </table:table-cell>
          <table:table-cell table:style-name="ce34" table:formula="of:=SUMPRODUCT([.B11:.B17];[.L11:.L17])/12" office:value-type="float" office:value="26166.6666666667">
            <text:p>26,167</text:p>
          </table:table-cell>
          <table:table-cell table:style-name="ce34" table:formula="of:=SUMPRODUCT([.B11:.B17];[.M11:.M17])/12" office:value-type="float" office:value="26166.6666666667">
            <text:p>26,167</text:p>
          </table:table-cell>
          <table:table-cell table:style-name="ce45" table:formula="of:=SUMPRODUCT([.B11:.B17];[.N11:.N17])/12" office:value-type="float" office:value="26166.6666666667">
            <text:p>26,167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19" office:value-type="string">
            <text:p>On-Costs</text:p>
          </table:table-cell>
          <table:table-cell table:style-name="ce54" office:value-type="percentage" office:value="0.15">
            <text:p>15%</text:p>
          </table:table-cell>
          <table:table-cell table:style-name="ce38" table:formula="of:=[.C18]*0.15" office:value-type="float" office:value="3087.5">
            <text:p>3,088</text:p>
          </table:table-cell>
          <table:table-cell table:style-name="ce38" table:formula="of:=[.D18]*0.15" office:value-type="float" office:value="3275">
            <text:p>3,275</text:p>
          </table:table-cell>
          <table:table-cell table:style-name="ce38" table:formula="of:=[.E18]*0.15" office:value-type="float" office:value="3275">
            <text:p>3,275</text:p>
          </table:table-cell>
          <table:table-cell table:style-name="ce38" table:formula="of:=[.F18]*0.15" office:value-type="float" office:value="3275">
            <text:p>3,275</text:p>
          </table:table-cell>
          <table:table-cell table:style-name="ce38" table:formula="of:=[.G18]*0.15" office:value-type="float" office:value="3587.5">
            <text:p>3,588</text:p>
          </table:table-cell>
          <table:table-cell table:style-name="ce38" table:formula="of:=[.H18]*0.15" office:value-type="float" office:value="3925">
            <text:p>3,925</text:p>
          </table:table-cell>
          <table:table-cell table:style-name="ce38" table:formula="of:=[.I18]*0.15" office:value-type="float" office:value="3925">
            <text:p>3,925</text:p>
          </table:table-cell>
          <table:table-cell table:style-name="ce38" table:formula="of:=[.J18]*0.15" office:value-type="float" office:value="3925">
            <text:p>3,925</text:p>
          </table:table-cell>
          <table:table-cell table:style-name="ce38" table:formula="of:=[.K18]*0.15" office:value-type="float" office:value="3925">
            <text:p>3,925</text:p>
          </table:table-cell>
          <table:table-cell table:style-name="ce38" table:formula="of:=[.L18]*0.15" office:value-type="float" office:value="3925">
            <text:p>3,925</text:p>
          </table:table-cell>
          <table:table-cell table:style-name="ce38" table:formula="of:=[.M18]*0.15" office:value-type="float" office:value="3925">
            <text:p>3,925</text:p>
          </table:table-cell>
          <table:table-cell table:style-name="ce46" table:formula="of:=[.N18]*0.15" office:value-type="float" office:value="3925">
            <text:p>3,925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Rent</text:p>
          </table:table-cell>
          <table:table-cell table:style-name="ce19" office:value-type="float" office:value="1500">
            <text:p>1,500</text:p>
          </table:table-cell>
          <table:table-cell table:number-columns-repeated="11" office:value-type="float" office:value="500">
            <text:p>500</text:p>
          </table:table-cell>
          <table:table-cell table:style-name="ce46" office:value-type="float" office:value="500">
            <text:p>50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Telephone</text:p>
          </table:table-cell>
          <table:table-cell table:style-name="ce19" table:formula="of:=SUM([.C21:.N21])" office:value-type="float" office:value="540">
            <text:p>540</text:p>
          </table:table-cell>
          <table:table-cell table:number-columns-repeated="11" office:value-type="float" office:value="45">
            <text:p>45</text:p>
          </table:table-cell>
          <table:table-cell table:style-name="ce46" office:value-type="float" office:value="45">
            <text:p>45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ISP</text:p>
          </table:table-cell>
          <table:table-cell table:style-name="ce19" table:formula="of:=SUM([.C22:.N22])" office:value-type="float" office:value="384">
            <text:p>384</text:p>
          </table:table-cell>
          <table:table-cell table:number-columns-repeated="11" office:value-type="float" office:value="32">
            <text:p>32</text:p>
          </table:table-cell>
          <table:table-cell table:style-name="ce46" office:value-type="float" office:value="32">
            <text:p>32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Electricity</text:p>
          </table:table-cell>
          <table:table-cell table:style-name="ce19" table:formula="of:=SUM([.C23:.N23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46" office:value-type="float" office:value="50">
            <text:p>5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Gas</text:p>
          </table:table-cell>
          <table:table-cell table:style-name="ce19" table:formula="of:=SUM([.C24:.N24])" office:value-type="float" office:value="288">
            <text:p>288</text:p>
          </table:table-cell>
          <table:table-cell table:number-columns-repeated="11" office:value-type="float" office:value="24">
            <text:p>24</text:p>
          </table:table-cell>
          <table:table-cell table:style-name="ce46" office:value-type="float" office:value="24">
            <text:p>24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Legal</text:p>
          </table:table-cell>
          <table:table-cell table:style-name="ce19" table:formula="of:=SUM([.C25:.N25])" office:value-type="float" office:value="672">
            <text:p>672</text:p>
          </table:table-cell>
          <table:table-cell table:number-columns-repeated="11" office:value-type="float" office:value="56">
            <text:p>56</text:p>
          </table:table-cell>
          <table:table-cell table:style-name="ce46" office:value-type="float" office:value="56">
            <text:p>56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Accountants</text:p>
          </table:table-cell>
          <table:table-cell table:style-name="ce19" table:formula="of:=SUM([.C26:.N26])" office:value-type="float" office:value="486">
            <text:p>486</text:p>
          </table:table-cell>
          <table:table-cell table:number-columns-repeated="10" office:value-type="float" office:value="42">
            <text:p>42</text:p>
          </table:table-cell>
          <table:table-cell office:value-type="float" office:value="24">
            <text:p>24</text:p>
          </table:table-cell>
          <table:table-cell table:style-name="ce46" office:value-type="float" office:value="42">
            <text:p>42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Bank Charges</text:p>
          </table:table-cell>
          <table:table-cell table:style-name="ce19" table:formula="of:=SUM([.C27:.N27])" office:value-type="float" office:value="835">
            <text:p>835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8" office:value-type="float" office:value="15">
            <text:p>15</text:p>
          </table:table-cell>
          <table:table-cell table:style-name="ce46" office:value-type="float" office:value="15">
            <text:p>15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Travel</text:p>
          </table:table-cell>
          <table:table-cell table:style-name="ce19" table:formula="of:=SUM([.C28:.N28])" office:value-type="float" office:value="2160">
            <text:p>2,160</text:p>
          </table:table-cell>
          <table:table-cell table:number-columns-repeated="11" office:value-type="float" office:value="180">
            <text:p>180</text:p>
          </table:table-cell>
          <table:table-cell table:style-name="ce46" office:value-type="float" office:value="180">
            <text:p>18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Advertising</text:p>
          </table:table-cell>
          <table:table-cell table:style-name="ce19" table:formula="of:=SUM([.C29:.N29])" office:value-type="float" office:value="5400">
            <text:p>5,400</text:p>
          </table:table-cell>
          <table:table-cell table:number-columns-repeated="11" office:value-type="float" office:value="450">
            <text:p>450</text:p>
          </table:table-cell>
          <table:table-cell table:style-name="ce46" office:value-type="float" office:value="450">
            <text:p>45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Loans</text:p>
          </table:table-cell>
          <table:table-cell table:style-name="ce19" table:formula="of:=SUM([.C30:.N30])" office:value-type="float" office:value="4200">
            <text:p>4,200</text:p>
          </table:table-cell>
          <table:table-cell table:number-columns-repeated="11" office:value-type="float" office:value="350">
            <text:p>350</text:p>
          </table:table-cell>
          <table:table-cell table:style-name="ce46" office:value-type="float" office:value="350">
            <text:p>35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Insurance</text:p>
          </table:table-cell>
          <table:table-cell table:style-name="ce19" table:formula="of:=SUM([.C31:.N31])" office:value-type="float" office:value="2400">
            <text:p>2,400</text:p>
          </table:table-cell>
          <table:table-cell table:number-columns-repeated="11" office:value-type="float" office:value="200">
            <text:p>200</text:p>
          </table:table-cell>
          <table:table-cell table:style-name="ce46" office:value-type="float" office:value="200">
            <text:p>20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Employer Liability</text:p>
          </table:table-cell>
          <table:table-cell table:style-name="ce19" table:formula="of:=SUM([.C32:.N32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46" office:value-type="float" office:value="50">
            <text:p>5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Server Rental</text:p>
          </table:table-cell>
          <table:table-cell table:style-name="ce19" table:formula="of:=SUM([.C33:.N33])" office:value-type="float" office:value="1800">
            <text:p>1,800</text:p>
          </table:table-cell>
          <table:table-cell table:number-columns-repeated="4" office:value-type="float" office:value="75">
            <text:p>75</text:p>
          </table:table-cell>
          <table:table-cell table:number-columns-repeated="4" office:value-type="float" office:value="150">
            <text:p>150</text:p>
          </table:table-cell>
          <table:table-cell table:number-columns-repeated="3" office:value-type="float" office:value="225">
            <text:p>225</text:p>
          </table:table-cell>
          <table:table-cell table:style-name="ce46" office:value-type="float" office:value="225">
            <text:p>225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Computer Equipment</text:p>
          </table:table-cell>
          <table:table-cell table:style-name="ce19" table:formula="of:=SUM([.C34:.N34])" office:value-type="float" office:value="2250">
            <text:p>2,250</text:p>
          </table:table-cell>
          <table:table-cell office:value-type="float" office:value="1500">
            <text:p>1,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5"/>
          <table:table-cell office:value-type="float" office:value="250">
            <text:p>250</text:p>
          </table:table-cell>
          <table:table-cell table:style-name="ce46"/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Mobile Hardware</text:p>
          </table:table-cell>
          <table:table-cell table:style-name="ce19" table:formula="of:=SUM([.C35:.N35])" office:value-type="float" office:value="1700">
            <text:p>1,700</text:p>
          </table:table-cell>
          <table:table-cell office:value-type="float" office:value="1000">
            <text:p>1,000</text:p>
          </table:table-cell>
          <table:table-cell table:number-columns-repeated="3"/>
          <table:table-cell office:value-type="float" office:value="200">
            <text:p>2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50">
            <text:p>350</text:p>
          </table:table-cell>
          <table:table-cell table:number-columns-repeated="2"/>
          <table:table-cell table:style-name="ce46"/>
          <table:table-cell table:style-name="ce19"/>
          <table:table-cell table:number-columns-repeated="1009"/>
        </table:table-row>
        <table:table-row table:style-name="ro3">
          <table:table-cell table:style-name="ce21" office:value-type="string">
            <text:p>Software</text:p>
          </table:table-cell>
          <table:table-cell table:style-name="ce19" table:formula="of:=SUM([.C36:.N36])" office:value-type="float" office:value="1250">
            <text:p>1,250</text:p>
          </table:table-cell>
          <table:table-cell office:value-type="float" office:value="750">
            <text:p>75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6"/>
          <table:table-cell table:style-name="ce46"/>
          <table:table-cell table:style-name="ce19"/>
          <table:table-cell table:number-columns-repeated="1009"/>
        </table:table-row>
        <table:table-row table:style-name="ro3">
          <table:table-cell table:style-name="ce63" office:value-type="string">
            <text:p>Total VAT</text:p>
          </table:table-cell>
          <table:table-cell table:style-name="ce19" table:formula="of:=SUM([.C37:.N37])" office:value-type="float" office:value="5260.83333333333">
            <text:p>5,261</text:p>
          </table:table-cell>
          <table:table-cell table:style-name="ce58" table:formula="of:=SUM([.C20:.C36])/120*20" office:value-type="float" office:value="934">
            <text:p>934</text:p>
          </table:table-cell>
          <table:table-cell table:style-name="ce58" table:formula="of:=SUM([.D20:.D36])/120*20" office:value-type="float" office:value="392.333333333333">
            <text:p>392</text:p>
          </table:table-cell>
          <table:table-cell table:style-name="ce58" table:formula="of:=SUM([.E20:.E36])/120*20" office:value-type="float" office:value="359">
            <text:p>359</text:p>
          </table:table-cell>
          <table:table-cell table:style-name="ce58" table:formula="of:=SUM([.F20:.F36])/120*20" office:value-type="float" office:value="344.833333333333">
            <text:p>345</text:p>
          </table:table-cell>
          <table:table-cell table:style-name="ce58" table:formula="of:=SUM([.G20:.G36])/120*20" office:value-type="float" office:value="557.333333333333">
            <text:p>557</text:p>
          </table:table-cell>
          <table:table-cell table:style-name="ce58" table:formula="of:=SUM([.H20:.H36])/120*20" office:value-type="float" office:value="357.333333333333">
            <text:p>357</text:p>
          </table:table-cell>
          <table:table-cell table:style-name="ce58" table:formula="of:=SUM([.I20:.I36])/120*20" office:value-type="float" office:value="382.333333333333">
            <text:p>382</text:p>
          </table:table-cell>
          <table:table-cell table:style-name="ce58" table:formula="of:=SUM([.J20:.J36])/120*20" office:value-type="float" office:value="357.333333333333">
            <text:p>357</text:p>
          </table:table-cell>
          <table:table-cell table:style-name="ce58" table:formula="of:=SUM([.K20:.K36])/120*20" office:value-type="float" office:value="428.166666666667">
            <text:p>428</text:p>
          </table:table-cell>
          <table:table-cell table:style-name="ce58" table:formula="of:=SUM([.L20:.L36])/120*20" office:value-type="float" office:value="369.833333333333">
            <text:p>370</text:p>
          </table:table-cell>
          <table:table-cell table:style-name="ce58" table:formula="of:=SUM([.M20:.M36])/120*20" office:value-type="float" office:value="408.5">
            <text:p>409</text:p>
          </table:table-cell>
          <table:table-cell table:style-name="ce58" table:formula="of:=SUM([.N20:.N36])/120*20" office:value-type="float" office:value="369.833333333333">
            <text:p>37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64" office:value-type="string">
            <text:p>Total Cash Out</text:p>
          </table:table-cell>
          <table:table-cell table:style-name="ce34"/>
          <table:table-cell table:style-name="ce34" table:formula="of:=SUM([.C18:.C37])" office:value-type="float" office:value="30208.8333333333">
            <text:p>30,209</text:p>
          </table:table-cell>
          <table:table-cell table:style-name="ce34" table:formula="of:=SUM([.D18:.D37])" office:value-type="float" office:value="27854.6666666667">
            <text:p>27,855</text:p>
          </table:table-cell>
          <table:table-cell table:style-name="ce34" table:formula="of:=SUM([.E18:.E37])" office:value-type="float" office:value="27621.3333333333">
            <text:p>27,621</text:p>
          </table:table-cell>
          <table:table-cell table:style-name="ce34" table:formula="of:=SUM([.F18:.F37])" office:value-type="float" office:value="27522.1666666667">
            <text:p>27,522</text:p>
          </table:table-cell>
          <table:table-cell table:style-name="ce34" table:formula="of:=SUM([.G18:.G37])" office:value-type="float" office:value="31405.5">
            <text:p>31,406</text:p>
          </table:table-cell>
          <table:table-cell table:style-name="ce34" table:formula="of:=SUM([.H18:.H37])" office:value-type="float" office:value="32593">
            <text:p>32,593</text:p>
          </table:table-cell>
          <table:table-cell table:style-name="ce34" table:formula="of:=SUM([.I18:.I37])" office:value-type="float" office:value="32768">
            <text:p>32,768</text:p>
          </table:table-cell>
          <table:table-cell table:style-name="ce34" table:formula="of:=SUM([.J18:.J37])" office:value-type="float" office:value="32593">
            <text:p>32,593</text:p>
          </table:table-cell>
          <table:table-cell table:style-name="ce34" table:formula="of:=SUM([.K18:.K37])" office:value-type="float" office:value="33088.8333333333">
            <text:p>33,089</text:p>
          </table:table-cell>
          <table:table-cell table:style-name="ce34" table:formula="of:=SUM([.L18:.L37])" office:value-type="float" office:value="32680.5">
            <text:p>32,681</text:p>
          </table:table-cell>
          <table:table-cell table:style-name="ce34" table:formula="of:=SUM([.M18:.M37])" office:value-type="float" office:value="32951.1666666667">
            <text:p>32,951</text:p>
          </table:table-cell>
          <table:table-cell table:style-name="ce34" table:formula="of:=SUM([.N18:.N37])" office:value-type="float" office:value="32680.5">
            <text:p>32,681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65"/>
          <table:table-cell table:style-name="ce38" table:number-columns-repeated="12"/>
          <table:table-cell table:style-name="ce46"/>
          <table:table-cell table:style-name="ce19"/>
          <table:table-cell table:number-columns-repeated="1009"/>
        </table:table-row>
        <table:table-row table:style-name="ro3" table:visibility="collapse">
          <table:table-cell table:style-name="ce39"/>
          <table:table-cell/>
          <table:table-cell table:formula="of:=[.C4]-[.C37]" office:value-type="float" office:value="7778">
            <text:p>7,778</text:p>
          </table:table-cell>
          <table:table-cell table:formula="of:=[.D4]-[.D37]" office:value-type="float" office:value="9409.66666666667">
            <text:p>9,410</text:p>
          </table:table-cell>
          <table:table-cell table:formula="of:=[.E4]-[.E37]" office:value-type="float" office:value="9641">
            <text:p>9,641</text:p>
          </table:table-cell>
          <table:table-cell table:formula="of:=[.F4]-[.F37]" office:value-type="float" office:value="9350.16666666667">
            <text:p>9,350</text:p>
          </table:table-cell>
          <table:table-cell table:formula="of:=[.G4]-[.G37]" office:value-type="float" office:value="10192.6666666667">
            <text:p>10,193</text:p>
          </table:table-cell>
          <table:table-cell table:formula="of:=[.H4]-[.H37]" office:value-type="float" office:value="11292.6666666667">
            <text:p>11,293</text:p>
          </table:table-cell>
          <table:table-cell table:formula="of:=[.I4]-[.I37]" office:value-type="float" office:value="12442.6666666667">
            <text:p>12,443</text:p>
          </table:table-cell>
          <table:table-cell table:formula="of:=[.J4]-[.J37]" office:value-type="float" office:value="12142.6666666667">
            <text:p>12,143</text:p>
          </table:table-cell>
          <table:table-cell table:formula="of:=[.K4]-[.K37]" office:value-type="float" office:value="10761.8333333333">
            <text:p>10,762</text:p>
          </table:table-cell>
          <table:table-cell table:formula="of:=[.L4]-[.L37]" office:value-type="float" office:value="12150.1666666667">
            <text:p>12,150</text:p>
          </table:table-cell>
          <table:table-cell table:formula="of:=[.M4]-[.M37]" office:value-type="float" office:value="12341.5">
            <text:p>12,342</text:p>
          </table:table-cell>
          <table:table-cell table:style-name="ce46" table:formula="of:=[.N4]-[.N37]" office:value-type="float" office:value="13780.1666666667">
            <text:p>13,780</text:p>
          </table:table-cell>
          <table:table-cell table:style-name="ce19"/>
          <table:table-cell table:number-columns-repeated="1009"/>
        </table:table-row>
        <table:table-row table:style-name="ro3">
          <table:table-cell table:style-name="ce39" office:value-type="string">
            <text:p>To VAT</text:p>
          </table:table-cell>
          <table:table-cell/>
          <table:table-cell table:formula="of:=['Cash Flow Year 1'.O41]" office:value-type="float" office:value="9472">
            <text:p>9,472</text:p>
          </table:table-cell>
          <table:table-cell table:number-columns-repeated="2"/>
          <table:table-cell table:formula="of:=SUM([.C40:.E40])" office:value-type="float" office:value="26828.6666666667">
            <text:p>26,829</text:p>
          </table:table-cell>
          <table:table-cell table:number-columns-repeated="2"/>
          <table:table-cell table:formula="of:=SUM([.F40:.H40])" office:value-type="float" office:value="30835.5">
            <text:p>30,836</text:p>
          </table:table-cell>
          <table:table-cell table:number-columns-repeated="2"/>
          <table:table-cell table:formula="of:=SUM([.I40:.K40])" office:value-type="float" office:value="35347.1666666667">
            <text:p>35,347</text:p>
          </table:table-cell>
          <table:table-cell/>
          <table:table-cell table:style-name="ce46"/>
          <table:table-cell table:style-name="ce46" table:formula="of:=SUM([.L40:.N40])" office:value-type="float" office:value="38271.8333333333">
            <text:p>38,272</text:p>
          </table:table-cell>
          <table:table-cell table:number-columns-repeated="1009"/>
        </table:table-row>
        <table:table-row table:style-name="ro3">
          <table:table-cell table:style-name="ce66" office:value-type="string">
            <text:p>Cash Balance</text:p>
          </table:table-cell>
          <table:table-cell table:style-name="ce71" table:formula="of:=['Cash Flow Year 1'.N42]" office:value-type="float" office:value="4406.16666666665">
            <text:p>4,406</text:p>
          </table:table-cell>
          <table:table-cell table:style-name="ce35" table:formula="of:=[.B42]+([.C7]-[.C38]-[.C41])" office:value-type="float" office:value="747.333333333316">
            <text:p>747</text:p>
          </table:table-cell>
          <table:table-cell table:style-name="ce35" table:formula="of:=[.C42]+([.D7]-[.D38]-[.D41])" office:value-type="float" office:value="15769.6666666667">
            <text:p>15,770</text:p>
          </table:table-cell>
          <table:table-cell table:style-name="ce35" table:formula="of:=[.D42]+([.E7]-[.E38]-[.E41])" office:value-type="float" office:value="41708.3333333333">
            <text:p>41,708</text:p>
          </table:table-cell>
          <table:table-cell table:style-name="ce35" table:formula="of:=[.E42]+([.F7]-[.F38]-[.F41])" office:value-type="float" office:value="46062.5">
            <text:p>46,063</text:p>
          </table:table-cell>
          <table:table-cell table:style-name="ce35" table:formula="of:=[.F42]+([.G7]-[.G38]-[.G41])" office:value-type="float" office:value="75407">
            <text:p>75,407</text:p>
          </table:table-cell>
          <table:table-cell table:style-name="ce35" table:formula="of:=[.G42]+([.H7]-[.H38]-[.H41])" office:value-type="float" office:value="102939">
            <text:p>102,939</text:p>
          </table:table-cell>
          <table:table-cell table:style-name="ce35" table:formula="of:=[.H42]+([.I7]-[.I38]-[.I41])" office:value-type="float" office:value="105910.5">
            <text:p>105,911</text:p>
          </table:table-cell>
          <table:table-cell table:style-name="ce35" table:formula="of:=[.I42]+([.J7]-[.J38]-[.J41])" office:value-type="float" office:value="144067.5">
            <text:p>144,068</text:p>
          </table:table-cell>
          <table:table-cell table:style-name="ce35" table:formula="of:=[.J42]+([.K7]-[.K38]-[.K41])" office:value-type="float" office:value="186293.666666667">
            <text:p>186,294</text:p>
          </table:table-cell>
          <table:table-cell table:style-name="ce35" table:formula="of:=[.K42]+([.L7]-[.L38]-[.L41])" office:value-type="float" office:value="193286">
            <text:p>193,286</text:p>
          </table:table-cell>
          <table:table-cell table:style-name="ce35" table:formula="of:=[.L42]+([.M7]-[.M38]-[.M41])" office:value-type="float" office:value="229034.833333333">
            <text:p>229,035</text:p>
          </table:table-cell>
          <table:table-cell table:style-name="ce35" table:formula="of:=[.M42]+([.N7]-[.N38]-[.N41])" office:value-type="float" office:value="273104.333333333">
            <text:p>273,104</text:p>
          </table:table-cell>
          <table:table-cell table:style-name="ce73"/>
          <table:table-cell table:style-name="ce49" table:number-columns-repeated="100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lance Sheet Year 1" table:style-name="ta1">
        <table:table-column table:style-name="co5" table:default-cell-style-name="ce76"/>
        <table:table-column table:style-name="co14" table:default-cell-style-name="ce76"/>
        <table:table-column table:style-name="co15" table:default-cell-style-name="ce76"/>
        <table:table-column table:style-name="co5" table:number-columns-repeated="1021" table:default-cell-style-name="ce76"/>
        <table:table-row table:style-name="ro1">
          <table:table-cell table:style-name="ce75" office:value-type="string" table:number-columns-spanned="3" table:number-rows-spanned="1">
            <text:p>Fixed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omputer Equipment</text:p>
          </table:table-cell>
          <table:table-cell table:formula="of:=['Cash Flow Year 1'.B34]" office:value-type="float" office:value="10750">
            <text:p>10,7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bile Hardware</text:p>
          </table:table-cell>
          <table:table-cell table:formula="of:=['Cash Flow Year 1'.B35]" office:value-type="float" office:value="2550">
            <text:p>2,5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oftware</text:p>
          </table:table-cell>
          <table:table-cell table:formula="of:=['Cash Flow Year 1'.B36]" office:value-type="float" office:value="2500">
            <text:p>2,500</text:p>
          </table:table-cell>
          <table:table-cell table:number-columns-repeated="1021"/>
        </table:table-row>
        <table:table-row table:style-name="ro1">
          <table:table-cell table:style-name="ce77" table:number-columns-repeated="2"/>
          <table:table-cell table:style-name="ce77" table:formula="of:=SUM([.C2:.C4])" office:value-type="float" office:value="15800">
            <text:p>15,800</text:p>
          </table:table-cell>
          <table:table-cell table:style-name="ce7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5" office:value-type="string" table:number-columns-spanned="3" table:number-rows-spanned="1">
            <text:p>Current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ash</text:p>
          </table:table-cell>
          <table:table-cell table:formula="of:=['Cash Flow Year 1'.N42]" office:value-type="float" office:value="4406.16666666665">
            <text:p>4,4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ccounts Receivable</text:p>
          </table:table-cell>
          <table:table-cell table:formula="of:=['Cash Flow Year 1'.Q3]" office:value-type="float" office:value="60385">
            <text:p>60,385</text:p>
          </table:table-cell>
          <table:table-cell table:number-columns-repeated="1021"/>
        </table:table-row>
        <table:table-row table:style-name="ro1">
          <table:table-cell table:style-name="ce77" table:number-columns-repeated="2"/>
          <table:table-cell table:style-name="ce77" table:formula="of:=SUM([.C8:.C9])" office:value-type="float" office:value="64791.1666666667">
            <text:p>64,791</text:p>
          </table:table-cell>
          <table:table-cell table:style-name="ce7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5" office:value-type="string" table:number-columns-spanned="3" table:number-rows-spanned="1">
            <text:p>Current Liabiliti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VAT</text:p>
          </table:table-cell>
          <table:table-cell table:formula="of:=['Cash Flow Year 1'.O41]" office:value-type="float" office:value="9472">
            <text:p>9,472</text:p>
          </table:table-cell>
          <table:table-cell table:number-columns-repeated="1021"/>
        </table:table-row>
        <table:table-row table:style-name="ro1">
          <table:table-cell table:style-name="ce77" table:number-columns-repeated="2"/>
          <table:table-cell table:style-name="ce77" table:formula="of:=SUM([.C13])" office:value-type="float" office:value="9472">
            <text:p>9,472</text:p>
          </table:table-cell>
          <table:table-cell table:style-name="ce7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et Current Assets</text:p>
          </table:table-cell>
          <table:table-cell table:formula="of:=[.C10]-[.C14]" office:value-type="float" office:value="55319.1666666667">
            <text:p>55,3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8"/>
          <table:table-cell table:style-name="ce78" office:value-type="string">
            <text:p>Total Assets – Current Liabilities</text:p>
          </table:table-cell>
          <table:table-cell table:style-name="ce78" table:formula="of:=[.C5]+[.C16]" office:value-type="float" office:value="71119.1666666667">
            <text:p>71,119</text:p>
          </table:table-cell>
          <table:table-cell table:style-name="ce7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5" office:value-type="string" table:number-columns-spanned="3" table:number-rows-spanned="1">
            <text:p>Long Term Liabiliti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Loan</text:p>
          </table:table-cell>
          <table:table-cell table:formula="of:=['Cash Flow Year 1'.C5]" office:value-type="float" office:value="100000">
            <text:p>100,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7" table:formula="of:=SUM([.C21])" office:value-type="float" office:value="100000">
            <text:p>100,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5" office:value-type="string" table:number-columns-spanned="3" table:number-rows-spanned="1">
            <text:p>Net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apital</text:p>
          </table:table-cell>
          <table:table-cell table:formula="of:=['Cash Flow Year 1'.C6]" office:value-type="float" office:value="25000">
            <text:p>25,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tained Profit</text:p>
          </table:table-cell>
          <table:table-cell table:formula="of:=['Profit and Loss Year 1'.N40]" office:value-type="float" office:value="-53880.8333333333">
            <text:p>-53,881</text:p>
          </table:table-cell>
          <table:table-cell table:number-columns-repeated="1021"/>
        </table:table-row>
        <table:table-row table:style-name="ro1">
          <table:table-cell table:style-name="ce79" table:number-columns-repeated="2"/>
          <table:table-cell table:style-name="ce80" table:formula="of:=SUM([.C25:.C26];[.C22])" office:value-type="float" office:value="71119.1666666667">
            <text:p>71,1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 by</text:p>
          </table:table-cell>
          <table:table-cell table:formula="of:=ABS([.C27]-[.C18])"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 Sheet Year 2" table:style-name="ta1">
        <table:table-column table:style-name="co5" table:default-cell-style-name="ce76"/>
        <table:table-column table:style-name="co14" table:default-cell-style-name="ce76"/>
        <table:table-column table:style-name="co16" table:default-cell-style-name="ce76"/>
        <table:table-column table:style-name="co5" table:number-columns-repeated="1021" table:default-cell-style-name="ce76"/>
        <table:table-row table:style-name="ro1">
          <table:table-cell table:style-name="ce75" office:value-type="string" table:number-columns-spanned="3" table:number-rows-spanned="1">
            <text:p>Fixed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omputer Equipment</text:p>
          </table:table-cell>
          <table:table-cell table:formula="of:=['Cash Flow Year 2'.B34]+[Equipment.E2]" office:value-type="float" office:value="10950">
            <text:p>10,950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Mobile Hardware</text:p>
          </table:table-cell>
          <table:table-cell table:formula="of:=['Cash Flow Year 2'.B35]+[Equipment.E3]" office:value-type="float" office:value="3102.5">
            <text:p>3,103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Software</text:p>
          </table:table-cell>
          <table:table-cell table:formula="of:=['Cash Flow Year 2'.B36]+[Equipment.E4]" office:value-type="float" office:value="1250">
            <text:p>1,2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77" table:number-columns-repeated="2"/>
          <table:table-cell table:style-name="ce77" table:formula="of:=SUM([.C2:.C4])" office:value-type="float" office:value="15302.5">
            <text:p>15,303</text:p>
          </table:table-cell>
          <table:table-cell table:style-name="ce7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5" office:value-type="string" table:number-columns-spanned="3" table:number-rows-spanned="1">
            <text:p>Current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ash</text:p>
          </table:table-cell>
          <table:table-cell table:formula="of:=['Cash Flow Year 2'.N42]" office:value-type="float" office:value="273104.333333333">
            <text:p>273,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ccounts Receivable</text:p>
          </table:table-cell>
          <table:table-cell table:formula="of:=['Cash Flow Year 2'.Q3]" office:value-type="float" office:value="134500">
            <text:p>134,500</text:p>
          </table:table-cell>
          <table:table-cell table:number-columns-repeated="1021"/>
        </table:table-row>
        <table:table-row table:style-name="ro1">
          <table:table-cell table:style-name="ce77" table:number-columns-repeated="2"/>
          <table:table-cell table:style-name="ce77" table:formula="of:=SUM([.C8:.C9])" office:value-type="float" office:value="407604.333333333">
            <text:p>407,604</text:p>
          </table:table-cell>
          <table:table-cell table:style-name="ce7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5" office:value-type="string" table:number-columns-spanned="3" table:number-rows-spanned="1">
            <text:p>Current Liabiliti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VAT</text:p>
          </table:table-cell>
          <table:table-cell table:formula="of:=['Cash Flow Year 2'.O41]" office:value-type="float" office:value="38271.8333333333">
            <text:p>38,272</text:p>
          </table:table-cell>
          <table:table-cell table:number-columns-repeated="1021"/>
        </table:table-row>
        <table:table-row table:style-name="ro1">
          <table:table-cell table:style-name="ce77" table:number-columns-repeated="2"/>
          <table:table-cell table:style-name="ce77" table:formula="of:=SUM([.C13])" office:value-type="float" office:value="38271.8333333333">
            <text:p>38,272</text:p>
          </table:table-cell>
          <table:table-cell table:style-name="ce7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et Current Assets</text:p>
          </table:table-cell>
          <table:table-cell table:formula="of:=[.C10]-[.C14]" office:value-type="float" office:value="369332.5">
            <text:p>369,33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8"/>
          <table:table-cell table:style-name="ce78" office:value-type="string">
            <text:p>Total Assets – Current Liabilities</text:p>
          </table:table-cell>
          <table:table-cell table:style-name="ce78" table:formula="of:=[.C5]+[.C16]" office:value-type="float" office:value="384635">
            <text:p>384,635</text:p>
          </table:table-cell>
          <table:table-cell table:style-name="ce7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5" office:value-type="string" table:number-columns-spanned="3" table:number-rows-spanned="1">
            <text:p>Long Term Liabiliti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Loan</text:p>
          </table:table-cell>
          <table:table-cell table:formula="of:=['Cash Flow Year 1'.C5]" office:value-type="float" office:value="100000">
            <text:p>100,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7" table:formula="of:=SUM([.C21])" office:value-type="float" office:value="100000">
            <text:p>100,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5" office:value-type="string" table:number-columns-spanned="3" table:number-rows-spanned="1">
            <text:p>Net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apital</text:p>
          </table:table-cell>
          <table:table-cell table:formula="of:=['Cash Flow Year 1'.C6]" office:value-type="float" office:value="25000">
            <text:p>25,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tained Profit</text:p>
          </table:table-cell>
          <table:table-cell table:formula="of:=['Profit and Loss Year 2'.N40]" office:value-type="float" office:value="259635">
            <text:p>259,635</text:p>
          </table:table-cell>
          <table:table-cell table:number-columns-repeated="1021"/>
        </table:table-row>
        <table:table-row table:style-name="ro1">
          <table:table-cell table:style-name="ce79" table:number-columns-repeated="2"/>
          <table:table-cell table:style-name="ce80" table:formula="of:=SUM([.C25:.C26];[.C22])" office:value-type="float" office:value="384635">
            <text:p>384,6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 by</text:p>
          </table:table-cell>
          <table:table-cell table:formula="of:=ABS([.C27]-[.C18])"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1">
      <number:number number:decimal-places="3" number:min-integer-digits="1"/>
      <number:text>%</number:text>
    </number:percentage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percentage-style style:name="N113">
      <number:number number:decimal-places="4" number:min-integer-digits="1"/>
      <number:text>%</number:text>
    </number:percentage-style>
    <number:percentage-style style:name="N114">
      <number:number number:decimal-places="5" number:min-integer-digits="1"/>
      <number:text>%</number:text>
    </number:percentage-style>
    <number:percentage-style style:name="N115">
      <number:number number:decimal-places="6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2cm" fo:margin-right="1.3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Brown</meta:initial-creator>
    <meta:creation-date>2013-03-12T14:05:25</meta:creation-date>
    <dc:date>2013-03-20T23:06:22</dc:date>
    <dc:creator>Alex Brown</dc:creator>
    <meta:editing-duration>PT10H16M57S</meta:editing-duration>
    <meta:editing-cycles>43</meta:editing-cycles>
    <meta:generator>LibreOffice/3.5$Linux_x86 LibreOffice_project/350m1$Build-2</meta:generator>
    <meta:document-statistic meta:table-count="8" meta:cell-count="2060" meta:object-count="0"/>
  </office:meta>
</office:document-meta>
</file>